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master-page-name="">
      <style:table-properties style:width="16.484cm" fo:margin-left="-0.191cm" fo:margin-top="0cm" fo:margin-bottom="0cm" style:page-number="auto" table:align="left" style:writing-mode="lr-tb"/>
    </style:style>
    <style:style style:name="Таблица1.A" style:family="table-column">
      <style:table-column-properties style:column-width="5.491cm"/>
    </style:style>
    <style:style style:name="Таблица1.B" style:family="table-column">
      <style:table-column-properties style:column-width="7.751cm"/>
    </style:style>
    <style:style style:name="Таблица1.C" style:family="table-column">
      <style:table-column-properties style:column-width="3.2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2" style:family="table-row">
      <style:table-row-properties style:min-row-height="4.068cm" fo:keep-together="auto"/>
    </style:style>
    <style:style style:name="Таблица1.4" style:family="table-row">
      <style:table-row-properties style:min-row-height="2.051cm" fo:keep-together="auto"/>
    </style:style>
    <style:style style:name="Таблица1.5" style:family="table-row">
      <style:table-row-properties style:min-row-height="2.379cm" fo:keep-together="auto"/>
    </style:style>
    <style:style style:name="Таблица1.6" style:family="table-row">
      <style:table-row-properties style:min-row-height="0.746cm" fo:keep-together="auto"/>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paragraph-properties fo:text-align="justify" style:justify-single-word="false"/>
      <style:text-properties style:font-name="Times New Roman" fo:font-size="10pt" officeooo:paragraph-rsid="0017b5cf" style:font-size-asian="10pt"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paragraph-rsid="0017b5cf"/>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center" style:justify-single-word="false" fo:orphans="2" fo:widows="2"/>
      <style:text-properties style:font-name="Times New Roman1" fo:font-size="12pt" fo:language="ru" fo:country="RU" style:letter-kerning="false" style:font-name-asian="Calibri1" style:font-size-asian="12pt" style:language-asian="en" style:country-asian="US" style:font-name-complex="Times New Roman2" style:font-size-complex="12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4pt" fo:language="en" fo:country="US" style:letter-kerning="false" style:font-name-asian="Calibri1" style:font-size-asian="14pt" style:language-asian="en" style:country-asian="US" style:font-name-complex="Times New Roman2" style:font-size-complex="14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Times New Roman1"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12" style:family="paragraph" style:parent-style-name="Standard">
      <style:paragraph-properties fo:margin-top="0cm" fo:margin-bottom="0cm" style:contextual-spacing="false" fo:line-height="100%" fo:text-align="justify" style:justify-single-word="false" fo:orphans="2" fo:widows="2"/>
      <style:text-properties style:font-name="Times New Roman1"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13"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0pt" fo:language="en" fo:country="US" fo:font-weight="bold" style:letter-kerning="false" style:font-name-asian="Calibri1" style:font-size-asian="10pt" style:language-asian="en" style:country-asian="US" style:font-weight-asian="bold" style:font-name-complex="Times New Roman2" style:font-size-complex="10pt" style:language-complex="ar" style:country-complex="SA"/>
    </style:style>
    <style:style style:name="P14" style:family="paragraph" style:parent-style-name="Standard">
      <loext:graphic-properties draw:fill="none"/>
      <style:paragraph-properties fo:margin-left="0cm" fo:margin-right="0cm" fo:margin-top="0.265cm" fo:margin-bottom="0cm" style:contextual-spacing="false" fo:line-height="110%" fo:text-align="start" style:justify-single-word="false" fo:orphans="2" fo:widows="2" fo:text-indent="0.6cm" style:auto-text-indent="false" fo:background-color="transparent" style:writing-mode="lr-tb"/>
      <style:text-properties fo:font-size="10pt" officeooo:paragraph-rsid="0018aa1d" style:font-size-asian="10pt" style:font-size-complex="10pt"/>
    </style:style>
    <style:style style:name="P15" style:family="paragraph" style:parent-style-name="Standard">
      <loext:graphic-properties draw:fill="none"/>
      <style:paragraph-properties fo:margin-left="0cm" fo:margin-right="0cm" fo:margin-top="0.146cm" fo:margin-bottom="0cm" style:contextual-spacing="false" fo:line-height="110%" fo:text-align="start" style:justify-single-word="false" fo:orphans="2" fo:widows="2" fo:text-indent="0.6cm" style:auto-text-indent="false" fo:background-color="transparent" style:writing-mode="lr-tb"/>
      <style:text-properties fo:font-size="10pt" fo:font-weight="normal" officeooo:paragraph-rsid="0018e3e1" style:font-size-asian="10pt" style:font-weight-asian="normal" style:font-size-complex="10pt" style:font-weight-complex="normal"/>
    </style:style>
    <style:style style:name="P16" style:family="paragraph" style:parent-style-name="Text_20_body">
      <loext:graphic-properties draw:fill="none"/>
      <style:paragraph-properties fo:margin-left="0cm" fo:margin-right="0cm" fo:margin-top="0.263cm" fo:margin-bottom="0cm" style:contextual-spacing="false" fo:line-height="110%" fo:text-align="start" style:justify-single-word="false" fo:orphans="2" fo:widows="2" fo:text-indent="0.6cm" style:auto-text-indent="false" fo:background-color="transparent" style:writing-mode="lr-tb"/>
      <style:text-properties fo:font-size="10pt" officeooo:paragraph-rsid="0018e3e1" style:font-size-asian="10pt" style:font-size-complex="10pt"/>
    </style:style>
    <style:style style:name="P17" style:family="paragraph" style:parent-style-name="Text_20_body">
      <loext:graphic-properties draw:fill="none"/>
      <style:paragraph-properties fo:margin-left="0cm" fo:margin-right="0cm" fo:margin-top="0.265cm" fo:margin-bottom="0cm" style:contextual-spacing="false" fo:line-height="110%" fo:text-align="start" style:justify-single-word="false" fo:orphans="2" fo:widows="2" fo:text-indent="0.6cm" style:auto-text-indent="false" fo:background-color="transparent" style:writing-mode="lr-tb"/>
      <style:text-properties fo:font-size="10pt" officeooo:paragraph-rsid="0018e3e1" style:font-size-asian="10pt" style:font-size-complex="10pt"/>
    </style:style>
    <style:style style:name="P18" style:family="paragraph" style:parent-style-name="Text_20_body">
      <loext:graphic-properties draw:fill="none"/>
      <style:paragraph-properties fo:margin-left="0cm" fo:margin-right="0cm" fo:margin-top="0.263cm" fo:margin-bottom="0cm" style:contextual-spacing="false" fo:line-height="110%" fo:text-align="start" style:justify-single-word="false" fo:orphans="2" fo:widows="2" fo:text-indent="0.6cm" style:auto-text-indent="false" fo:background-color="transparent" style:writing-mode="lr-tb"/>
      <style:text-properties fo:font-size="10pt" officeooo:paragraph-rsid="0018aa1d" style:font-size-asian="10pt" style:font-size-complex="10pt"/>
    </style:style>
    <style:style style:name="P19" style:family="paragraph" style:parent-style-name="Text_20_body">
      <loext:graphic-properties draw:fill="none"/>
      <style:paragraph-properties fo:margin-left="0cm" fo:margin-right="0.191cm" fo:margin-top="0.171cm" fo:margin-bottom="0cm" style:contextual-spacing="false" fo:line-height="110%" fo:text-align="start" style:justify-single-word="false" fo:orphans="2" fo:widows="2" fo:text-indent="0.6cm" style:auto-text-indent="false" fo:background-color="transparent" style:writing-mode="lr-tb"/>
      <style:text-properties fo:font-size="10pt" officeooo:paragraph-rsid="0018aa1d" style:font-size-asian="10pt" style:font-size-complex="10pt"/>
    </style:style>
    <style:style style:name="P20" style:family="paragraph" style:parent-style-name="Text_20_body">
      <loext:graphic-properties draw:fill="none"/>
      <style:paragraph-properties fo:margin-left="0cm" fo:margin-right="0cm" fo:margin-top="0.258cm" fo:margin-bottom="0cm" style:contextual-spacing="false" fo:line-height="110%" fo:text-align="start" style:justify-single-word="false" fo:orphans="2" fo:widows="2" fo:text-indent="0.6cm" style:auto-text-indent="false" fo:background-color="transparent" style:writing-mode="lr-tb"/>
      <style:text-properties fo:font-size="10pt" fo:font-weight="normal" officeooo:paragraph-rsid="0018e3e1" style:font-size-asian="10pt" style:font-weight-asian="normal" style:font-size-complex="10pt" style:font-weight-complex="normal"/>
    </style:style>
    <style:style style:name="P21"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text-indent="0.6cm" style:auto-text-indent="false" fo:background-color="transparent" style:writing-mode="lr-tb"/>
      <style:text-properties style:font-name="Calibri" fo:font-size="11pt" fo:language="ru" fo:country="RU" style:letter-kerning="false" style:font-name-asian="Calibri1" style:font-size-asian="11pt" style:language-asian="en" style:country-asian="US" style:font-size-complex="11pt" style:language-complex="ar" style:country-complex="SA"/>
    </style:style>
    <style:style style:name="T1" style:family="text">
      <style:text-properties style:font-name="Times New Roman1"/>
    </style:style>
    <style:style style:name="T2" style:family="text">
      <style:text-properties style:font-name="Times New Roman1" fo:font-size="12pt" fo:font-weight="bold" style:font-size-asian="12pt" style:font-weight-asian="bold" style:font-name-complex="Times New Roman2" style:font-size-complex="12pt"/>
    </style:style>
    <style:style style:name="T3" style:family="text">
      <style:text-properties style:font-name="Times New Roman1" fo:font-size="12pt" fo:language="en" fo:country="US" fo:font-weight="bold" style:font-size-asian="12pt" style:font-weight-asian="bold" style:font-name-complex="Times New Roman2" style:font-size-complex="12pt"/>
    </style:style>
    <style:style style:name="T4" style:family="text">
      <style:text-properties style:font-name="Times New Roman1" fo:font-size="12pt" fo:language="en" fo:country="US" fo:font-weight="bold" officeooo:rsid="0017b5cf" style:font-size-asian="12pt" style:font-weight-asian="bold" style:font-name-complex="Times New Roman2" style:font-size-complex="12pt"/>
    </style:style>
    <style:style style:name="T5" style:family="text">
      <style:text-properties style:font-name="Times New Roman1" fo:font-size="12pt" fo:language="en" fo:country="US" style:font-size-asian="12pt" style:font-name-complex="Times New Roman2" style:font-size-complex="12pt"/>
    </style:style>
    <style:style style:name="T6" style:family="text">
      <style:text-properties style:font-name="Times New Roman1" fo:font-size="12pt" fo:language="en" fo:country="US" fo:font-style="italic" style:font-size-asian="12pt" style:font-style-asian="italic" style:font-name-complex="Times New Roman2" style:font-size-complex="12pt"/>
    </style:style>
    <style:style style:name="T7" style:family="text">
      <style:text-properties style:font-name="Times New Roman1" fo:font-size="12pt" fo:language="en" fo:country="US" fo:font-style="italic" fo:font-weight="bold" style:font-size-asian="12pt" style:font-style-asian="italic" style:font-weight-asian="bold" style:font-name-complex="Times New Roman2" style:font-size-complex="12pt"/>
    </style:style>
    <style:style style:name="T8" style:family="text">
      <style:text-properties style:font-name="Times New Roman1" fo:font-size="12pt" style:font-size-asian="12pt" style:font-name-complex="Times New Roman2" style:font-size-complex="12pt"/>
    </style:style>
    <style:style style:name="T9" style:family="text">
      <style:text-properties style:font-name="Times New Roman1" fo:font-size="10pt" fo:language="en" fo:country="US" fo:font-weight="bold" style:font-size-asian="10pt" style:font-weight-asian="bold" style:font-name-complex="Times New Roman2" style:font-size-complex="10pt"/>
    </style:style>
    <style:style style:name="T10" style:family="text">
      <style:text-properties style:font-name="Times New Roman1" fo:font-size="10pt" fo:language="en" fo:country="US" fo:font-weight="bold" style:font-size-asian="10pt" style:font-weight-asian="bold" style:font-name-complex="Times New Roman2" style:font-size-complex="10pt" style:font-weight-complex="bold"/>
    </style:style>
    <style:style style:name="T11" style:family="text">
      <style:text-properties style:font-name="Times New Roman1" fo:font-size="10pt" fo:language="en" fo:country="US" style:font-size-asian="10pt" style:font-name-complex="Times New Roman2" style:font-size-complex="10pt"/>
    </style:style>
    <style:style style:name="T12" style:family="text">
      <style:text-properties style:font-name="Times New Roman1" fo:font-size="10pt" fo:language="en" fo:country="US" style:font-size-asian="10pt" style:font-name-complex="Times New Roman2" style:font-size-complex="10pt" style:text-scale="105%"/>
    </style:style>
    <style:style style:name="T13" style:family="text">
      <style:text-properties style:font-name="Times New Roman1" fo:font-size="10pt" fo:language="en" fo:country="US" fo:background-color="#00ffff" loext:char-shading-value="0" style:font-size-asian="10pt" style:font-name-complex="Times New Roman2" style:font-size-complex="10pt"/>
    </style:style>
    <style:style style:name="T14" style:family="text">
      <style:text-properties style:font-name="Times New Roman1" fo:font-size="10pt" fo:language="en" fo:country="US" fo:background-color="#ffff00" loext:char-shading-value="0" style:font-size-asian="10pt" style:font-name-complex="Times New Roman2" style:font-size-complex="10pt"/>
    </style:style>
    <style:style style:name="T15" style:family="text">
      <style:text-properties style:font-name="Times New Roman1" fo:font-size="10pt" fo:language="en" fo:country="US" fo:background-color="#ffff00" loext:char-shading-value="0" style:font-size-asian="10pt" style:font-name-complex="Times New Roman2" style:font-size-complex="10pt" style:text-scale="105%"/>
    </style:style>
    <style:style style:name="T16" style:family="text">
      <style:text-properties style:font-name="Times New Roman1" fo:font-size="10pt" fo:language="en" fo:country="US" fo:background-color="#00ff00" loext:char-shading-value="0" style:font-size-asian="10pt" style:font-name-complex="Times New Roman2" style:font-size-complex="10pt"/>
    </style:style>
    <style:style style:name="T17" style:family="text">
      <style:text-properties style:font-name="Times New Roman1" fo:font-size="10pt" fo:language="en" fo:country="US" fo:font-weight="normal" style:font-size-asian="10pt" style:font-weight-asian="normal" style:font-name-complex="Times New Roman2" style:font-size-complex="10pt" style:font-weight-complex="normal"/>
    </style:style>
    <style:style style:name="T18" style:family="text">
      <style:text-properties style:font-name="Times New Roman1" fo:font-size="10pt" fo:language="en" fo:country="US" fo:font-style="italic" fo:background-color="#00ff00" loext:char-shading-value="0" style:font-size-asian="10pt" style:font-style-asian="italic" style:font-name-complex="Times New Roman2" style:font-size-complex="10pt"/>
    </style:style>
    <style:style style:name="T19" style:family="text">
      <style:text-properties style:font-name="Times New Roman1" fo:font-size="10pt" fo:language="en" fo:country="US" fo:font-style="italic" fo:background-color="#00ff00" loext:char-shading-value="0" style:font-size-asian="10pt" style:font-style-asian="italic" style:font-name-complex="Times New Roman2" style:font-size-complex="10pt" style:text-scale="105%"/>
    </style:style>
    <style:style style:name="T20" style:family="text">
      <style:text-properties style:font-name="Times New Roman1" fo:font-size="10pt" fo:letter-spacing="0.025cm" fo:language="en" fo:country="US" style:font-size-asian="10pt" style:font-name-complex="Times New Roman2" style:font-size-complex="10pt"/>
    </style:style>
    <style:style style:name="T21" style:family="text">
      <style:text-properties style:font-name="Times New Roman1" fo:font-size="10pt" fo:letter-spacing="0.026cm" fo:language="en" fo:country="US" style:font-size-asian="10pt" style:font-name-complex="Times New Roman2" style:font-size-complex="10pt"/>
    </style:style>
    <style:style style:name="T22" style:family="text">
      <style:text-properties style:font-name="Times New Roman1" fo:font-size="10pt" fo:letter-spacing="0.032cm" fo:language="en" fo:country="US" style:font-size-asian="10pt" style:font-name-complex="Times New Roman2" style:font-size-complex="10pt"/>
    </style:style>
    <style:style style:name="T23" style:family="text">
      <style:text-properties style:font-name="Times New Roman1" fo:font-size="10pt" fo:letter-spacing="0.034cm" fo:language="en" fo:country="US" style:font-size-asian="10pt" style:font-name-complex="Times New Roman2" style:font-size-complex="10pt"/>
    </style:style>
    <style:style style:name="T24" style:family="text">
      <style:text-properties style:font-name="Times New Roman1" fo:font-size="10pt" fo:letter-spacing="0.03cm" fo:language="en" fo:country="US" style:font-size-asian="10pt" style:font-name-complex="Times New Roman2" style:font-size-complex="10pt"/>
    </style:style>
    <style:style style:name="T25" style:family="text">
      <style:text-properties style:font-name="Times New Roman1" fo:font-size="10pt" fo:letter-spacing="0.021cm" fo:language="en" fo:country="US" style:font-size-asian="10pt" style:font-name-complex="Times New Roman2" style:font-size-complex="10pt"/>
    </style:style>
    <style:style style:name="T26" style:family="text">
      <style:text-properties style:font-name="Times New Roman1" fo:font-size="10pt" fo:letter-spacing="-0.132cm" fo:language="en" fo:country="US" style:font-size-asian="10pt" style:font-name-complex="Times New Roman2" style:font-size-complex="10pt"/>
    </style:style>
    <style:style style:name="T27" style:family="text">
      <style:text-properties style:font-name="Times New Roman1" fo:font-size="10pt" fo:letter-spacing="0.002cm" fo:language="en" fo:country="US" style:font-size-asian="10pt" style:font-name-complex="Times New Roman2" style:font-size-complex="10pt" style:text-scale="105%"/>
    </style:style>
    <style:style style:name="T28" style:family="text">
      <style:text-properties style:font-name="Times New Roman1" fo:font-size="10pt" fo:letter-spacing="-0.018cm" fo:language="en" fo:country="US" style:font-size-asian="10pt" style:font-name-complex="Times New Roman2" style:font-size-complex="10pt" style:text-scale="105%"/>
    </style:style>
    <style:style style:name="T29" style:family="text">
      <style:text-properties style:font-name="Times New Roman1" fo:font-size="10pt" fo:letter-spacing="-0.012cm" fo:language="en" fo:country="US" style:font-size-asian="10pt" style:font-name-complex="Times New Roman2" style:font-size-complex="10pt" style:text-scale="105%"/>
    </style:style>
    <style:style style:name="T30" style:family="text">
      <style:text-properties style:font-name="Times New Roman1" fo:font-size="10pt" fo:letter-spacing="-0.011cm" fo:language="en" fo:country="US" style:font-size-asian="10pt" style:font-name-complex="Times New Roman2" style:font-size-complex="10pt" style:text-scale="105%"/>
    </style:style>
    <style:style style:name="T31" style:family="text">
      <style:text-properties style:font-name="Times New Roman1" fo:font-size="10pt" fo:letter-spacing="-0.025cm" fo:language="en" fo:country="US" style:font-size-asian="10pt" style:font-name-complex="Times New Roman2" style:font-size-complex="10pt" style:text-scale="105%"/>
    </style:style>
    <style:style style:name="T32" style:family="text">
      <style:text-properties style:font-name="Times New Roman1" fo:font-size="10pt" fo:letter-spacing="-0.026cm" fo:language="en" fo:country="US" style:font-size-asian="10pt" style:font-name-complex="Times New Roman2" style:font-size-complex="10pt" style:text-scale="105%"/>
    </style:style>
    <style:style style:name="T33" style:family="text">
      <style:text-properties style:font-name="Times New Roman1" fo:font-size="10pt" fo:letter-spacing="-0.016cm" fo:language="en" fo:country="US" fo:background-color="#ffff00" loext:char-shading-value="0" style:font-size-asian="10pt" style:font-name-complex="Times New Roman2" style:font-size-complex="10pt" style:text-scale="105%"/>
    </style:style>
    <style:style style:name="T34" style:family="text">
      <style:text-properties style:font-name="Times New Roman1" fo:font-size="10pt" fo:letter-spacing="-0.016cm" fo:language="en" fo:country="US" style:font-size-asian="10pt" style:font-name-complex="Times New Roman2" style:font-size-complex="10pt" style:text-scale="105%"/>
    </style:style>
    <style:style style:name="T35" style:family="text">
      <style:text-properties style:font-name="Times New Roman1" fo:font-size="10pt" fo:letter-spacing="-0.014cm" fo:language="en" fo:country="US" fo:background-color="#ffff00" loext:char-shading-value="0" style:font-size-asian="10pt" style:font-name-complex="Times New Roman2" style:font-size-complex="10pt" style:text-scale="105%"/>
    </style:style>
    <style:style style:name="T36" style:family="text">
      <style:text-properties style:font-name="Times New Roman1" fo:font-size="10pt" fo:letter-spacing="-0.138cm" fo:language="en" fo:country="US" style:font-size-asian="10pt" style:font-name-complex="Times New Roman2" style:font-size-complex="10pt" style:text-scale="105%"/>
    </style:style>
    <style:style style:name="T37" style:family="text">
      <style:text-properties style:font-name="Times New Roman1" fo:font-size="10pt" fo:letter-spacing="-0.007cm" fo:language="en" fo:country="US" style:font-size-asian="10pt" style:font-name-complex="Times New Roman2" style:font-size-complex="10pt" style:text-scale="105%"/>
    </style:style>
    <style:style style:name="T38" style:family="text">
      <style:text-properties style:font-name="Times New Roman1" fo:font-size="10pt" fo:letter-spacing="-0.004cm" fo:language="en" fo:country="US" style:font-size-asian="10pt" style:font-name-complex="Times New Roman2" style:font-size-complex="10pt" style:text-scale="105%"/>
    </style:style>
    <style:style style:name="T39" style:family="text">
      <style:text-properties style:font-name="Times New Roman1" fo:font-size="10pt" fo:letter-spacing="-0.004cm" fo:language="en" fo:country="US" fo:font-style="italic" fo:background-color="#00ff00" loext:char-shading-value="0" style:font-size-asian="10pt" style:font-style-asian="italic" style:font-name-complex="Times New Roman2" style:font-size-complex="10pt" style:text-scale="105%"/>
    </style:style>
    <style:style style:name="T40" style:family="text">
      <style:text-properties style:font-name="Times New Roman1" fo:font-size="10pt" fo:letter-spacing="-0.004cm" fo:language="en" fo:country="US" fo:font-style="italic" style:font-size-asian="10pt" style:font-style-asian="italic" style:font-name-complex="Times New Roman2" style:font-size-complex="10pt" style:text-scale="105%"/>
    </style:style>
    <style:style style:name="T41" style:family="text">
      <style:text-properties style:font-name="Times New Roman1" fo:font-size="10pt" fo:letter-spacing="-0.009cm" fo:language="en" fo:country="US" style:font-size-asian="10pt" style:font-name-complex="Times New Roman2" style:font-size-complex="10pt" style:text-scale="105%"/>
    </style:style>
    <style:style style:name="T42" style:family="text">
      <style:text-properties style:font-name="Times New Roman1" fo:font-size="10pt" fo:letter-spacing="-0.002cm" fo:language="en" fo:country="US" style:font-size-asian="10pt" style:font-name-complex="Times New Roman2" style:font-size-complex="10pt" style:text-scale="105%"/>
    </style:style>
    <style:style style:name="T43" style:family="text">
      <style:text-properties style:font-name="Times New Roman1" fo:font-size="10pt" fo:letter-spacing="-0.034cm" fo:language="en" fo:country="US" style:font-size-asian="10pt" style:font-name-complex="Times New Roman2" style:font-size-complex="10pt" style:text-scale="105%"/>
    </style:style>
    <style:style style:name="T44" style:family="text">
      <style:text-properties style:font-name="Times New Roman1" fo:font-size="10pt" fo:letter-spacing="-0.037cm" fo:language="en" fo:country="US" style:font-size-asian="10pt" style:font-name-complex="Times New Roman2" style:font-size-complex="10pt" style:text-scale="105%"/>
    </style:style>
    <style:style style:name="T45" style:family="text">
      <style:text-properties style:font-name="Times New Roman1" fo:font-size="10pt" fo:letter-spacing="-0.035cm" fo:language="en" fo:country="US" style:font-size-asian="10pt" style:font-name-complex="Times New Roman2" style:font-size-complex="10pt" style:text-scale="105%"/>
    </style:style>
    <style:style style:name="T46" style:family="text">
      <style:text-properties style:font-name="Times New Roman1" fo:font-size="10pt" fo:letter-spacing="-0.041cm" fo:language="en" fo:country="US" style:font-size-asian="10pt" style:font-name-complex="Times New Roman2" style:font-size-complex="10pt" style:text-scale="105%"/>
    </style:style>
    <style:style style:name="T47" style:family="text">
      <style:text-properties style:font-name="Times New Roman1" fo:font-size="10pt" fo:letter-spacing="-0.032cm" fo:language="en" fo:country="US" style:font-size-asian="10pt" style:font-name-complex="Times New Roman2" style:font-size-complex="10pt" style:text-scale="105%"/>
    </style:style>
    <style:style style:name="T48" style:family="text">
      <style:text-properties style:font-name="Times New Roman1" fo:font-size="10pt" fo:letter-spacing="-0.032cm" fo:language="en" fo:country="US" fo:font-style="italic" style:font-size-asian="10pt" style:font-style-asian="italic" style:font-name-complex="Times New Roman2" style:font-size-complex="10pt" style:text-scale="105%"/>
    </style:style>
    <style:style style:name="T49" style:family="text">
      <style:text-properties style:font-name="Times New Roman1" fo:font-size="10pt" fo:letter-spacing="-0.139cm" fo:language="en" fo:country="US" style:font-size-asian="10pt" style:font-name-complex="Times New Roman2" style:font-size-complex="10pt" style:text-scale="105%"/>
    </style:style>
    <style:style style:name="T50" style:family="text">
      <style:text-properties style:font-name="Times New Roman1" fo:font-size="10pt" fo:letter-spacing="-0.03cm" fo:language="en" fo:country="US" style:font-size-asian="10pt" style:font-name-complex="Times New Roman2" style:font-size-complex="10pt" style:text-scale="105%"/>
    </style:style>
    <style:style style:name="T51" style:family="text">
      <style:text-properties style:font-name="Times New Roman1" fo:font-size="10pt" fo:letter-spacing="-0.005cm" fo:language="en" fo:country="US" style:font-size-asian="10pt" style:font-name-complex="Times New Roman2" style:font-size-complex="10pt" style:text-scale="105%"/>
    </style:style>
    <style:style style:name="T52" style:family="text">
      <style:text-properties style:font-name="Times New Roman1" fo:font-size="10pt" fo:letter-spacing="-0.039cm" fo:language="en" fo:country="US" fo:font-style="italic" fo:background-color="#00ff00" loext:char-shading-value="0" style:font-size-asian="10pt" style:font-style-asian="italic" style:font-name-complex="Times New Roman2" style:font-size-complex="10pt" style:text-scale="105%"/>
    </style:style>
    <style:style style:name="T53" style:family="text">
      <style:text-properties style:font-name="Times New Roman1" fo:font-size="14pt" fo:language="en" fo:country="US" style:font-size-asian="14pt" style:font-name-complex="Times New Roman2" style:font-size-complex="14pt"/>
    </style:style>
    <style:style style:name="T54" style:family="text">
      <style:text-properties style:font-name="Times New Roman1" fo:language="en" fo:country="US" style:font-name-complex="Times New Roman2"/>
    </style:style>
    <style:style style:name="T55" style:family="text">
      <style:text-properties style:font-name="Times New Roman1" fo:language="en" fo:country="US" style:font-name-complex="Times New Roman2" style:text-scale="105%"/>
    </style:style>
    <style:style style:name="T56" style:family="text">
      <style:text-properties style:font-name="Times New Roman1" fo:language="en" fo:country="US" style:font-name-complex="Times New Roman2" style:text-scale="63%"/>
    </style:style>
    <style:style style:name="T57" style:family="text">
      <style:text-properties style:font-name="Times New Roman1" fo:language="en" fo:country="US" style:font-name-complex="Times New Roman2" style:text-scale="101%"/>
    </style:style>
    <style:style style:name="T58" style:family="text">
      <style:text-properties style:font-name="Times New Roman1" fo:language="en" fo:country="US" style:font-name-complex="Times New Roman2" style:text-scale="98%"/>
    </style:style>
    <style:style style:name="T59" style:family="text">
      <style:text-properties style:font-name="Times New Roman1" fo:language="en" fo:country="US" style:font-name-complex="Times New Roman2" style:text-scale="110%"/>
    </style:style>
    <style:style style:name="T60" style:family="text">
      <style:text-properties style:font-name="Times New Roman1" fo:language="en" fo:country="US" style:font-name-complex="Times New Roman2" style:text-scale="51%"/>
    </style:style>
    <style:style style:name="T61" style:family="text">
      <style:text-properties style:font-name="Times New Roman1" fo:language="en" fo:country="US" style:font-name-complex="Times New Roman2" style:text-scale="87%"/>
    </style:style>
    <style:style style:name="T62" style:family="text">
      <style:text-properties style:font-name="Times New Roman1" fo:language="en" fo:country="US" style:font-name-complex="Times New Roman2" style:text-scale="75%"/>
    </style:style>
    <style:style style:name="T63" style:family="text">
      <style:text-properties style:font-name="Times New Roman1" fo:language="en" fo:country="US" style:font-name-complex="Times New Roman2" style:text-scale="111%"/>
    </style:style>
    <style:style style:name="T64" style:family="text">
      <style:text-properties style:font-name="Times New Roman1" fo:language="en" fo:country="US" style:font-name-complex="Times New Roman2" style:text-scale="96%"/>
    </style:style>
    <style:style style:name="T65" style:family="text">
      <style:text-properties style:font-name="Times New Roman1" fo:language="en" fo:country="US" fo:background-color="#00ff00" loext:char-shading-value="0" style:font-name-complex="Times New Roman2"/>
    </style:style>
    <style:style style:name="T66" style:family="text">
      <style:text-properties style:font-name="Times New Roman1" fo:language="en" fo:country="US" fo:background-color="#00ff00" loext:char-shading-value="0" style:font-name-complex="Times New Roman2" style:text-scale="105%"/>
    </style:style>
    <style:style style:name="T67" style:family="text">
      <style:text-properties style:font-name="Times New Roman1" fo:language="en" fo:country="US" fo:background-color="#00ffff" loext:char-shading-value="0" style:font-name-complex="Times New Roman2"/>
    </style:style>
    <style:style style:name="T68" style:family="text">
      <style:text-properties style:font-name="Times New Roman1" fo:language="en" fo:country="US" fo:background-color="#00ffff" loext:char-shading-value="0" style:font-name-complex="Times New Roman2" style:text-scale="105%"/>
    </style:style>
    <style:style style:name="T69" style:family="text">
      <style:text-properties style:font-name="Times New Roman1" fo:language="en" fo:country="US" fo:background-color="#00ffff" loext:char-shading-value="0" style:font-name-complex="Times New Roman2" style:text-scale="113%"/>
    </style:style>
    <style:style style:name="T70" style:family="text">
      <style:text-properties style:font-name="Times New Roman1" fo:language="en" fo:country="US" fo:background-color="#00ffff" loext:char-shading-value="0" style:font-name-complex="Times New Roman2" style:text-scale="107%"/>
    </style:style>
    <style:style style:name="T71" style:family="text">
      <style:text-properties style:font-name="Times New Roman1" fo:language="en" fo:country="US" fo:background-color="#00ffff" loext:char-shading-value="0" style:font-name-complex="Times New Roman2"/>
    </style:style>
    <style:style style:name="T72" style:family="text">
      <style:text-properties style:font-name="Times New Roman1" fo:language="en" fo:country="US" fo:background-color="#00ffff" loext:char-shading-value="0" style:font-name-complex="Times New Roman2" style:text-scale="98%"/>
    </style:style>
    <style:style style:name="T73" style:family="text">
      <style:text-properties style:font-name="Times New Roman1" fo:language="en" fo:country="US" fo:background-color="#00ffff" loext:char-shading-value="0" style:font-name-complex="Times New Roman2" style:text-scale="110%"/>
    </style:style>
    <style:style style:name="T74" style:family="text">
      <style:text-properties style:font-name="Times New Roman1" fo:language="en" fo:country="US" fo:background-color="#00ffff" loext:char-shading-value="0" style:font-name-complex="Times New Roman2" style:text-scale="109%"/>
    </style:style>
    <style:style style:name="T75" style:family="text">
      <style:text-properties style:font-name="Times New Roman1" fo:language="en" fo:country="US" fo:background-color="#00ffff" loext:char-shading-value="0" style:font-name-complex="Times New Roman2" style:text-scale="104%"/>
    </style:style>
    <style:style style:name="T76" style:family="text">
      <style:text-properties style:font-name="Times New Roman1" fo:language="en" fo:country="US" fo:background-color="#00ffff" loext:char-shading-value="0" style:font-name-complex="Times New Roman2" style:text-scale="112%"/>
    </style:style>
    <style:style style:name="T77" style:family="text">
      <style:text-properties style:font-name="Times New Roman1" fo:language="en" fo:country="US" fo:background-color="#00ffff" loext:char-shading-value="0" style:font-name-complex="Times New Roman2" style:text-scale="101%"/>
    </style:style>
    <style:style style:name="T78" style:family="text">
      <style:text-properties style:font-name="Times New Roman1" fo:language="en" fo:country="US" fo:background-color="#ffff00" loext:char-shading-value="0" style:font-name-complex="Times New Roman2"/>
    </style:style>
    <style:style style:name="T79" style:family="text">
      <style:text-properties style:font-name="Times New Roman1" fo:language="en" fo:country="US" fo:background-color="#ffff00" loext:char-shading-value="0" style:font-name-complex="Times New Roman2" style:text-scale="105%"/>
    </style:style>
    <style:style style:name="T80" style:family="text">
      <style:text-properties style:font-name="Times New Roman1" fo:language="en" fo:country="US" fo:background-color="#ffff00" loext:char-shading-value="0" style:font-name-complex="Times New Roman2" style:text-scale="112%"/>
    </style:style>
    <style:style style:name="T81" style:family="text">
      <style:text-properties style:font-name="Times New Roman1" fo:language="en" fo:country="US" fo:background-color="#ffff00" loext:char-shading-value="0" style:font-name-complex="Times New Roman2" style:text-scale="107%"/>
    </style:style>
    <style:style style:name="T82" style:family="text">
      <style:text-properties style:font-name="Times New Roman1" fo:language="en" fo:country="US" fo:background-color="#ffff00" loext:char-shading-value="0" style:font-name-complex="Times New Roman2" style:text-scale="110%"/>
    </style:style>
    <style:style style:name="T83" style:family="text">
      <style:text-properties style:font-name="Times New Roman1" fo:language="en" fo:country="US" fo:background-color="#ffff00" loext:char-shading-value="0" style:font-name-complex="Times New Roman2"/>
    </style:style>
    <style:style style:name="T84" style:family="text">
      <style:text-properties style:font-name="Times New Roman1" fo:language="en" fo:country="US" fo:font-weight="bold" style:font-weight-asian="bold" style:font-name-complex="Times New Roman2" style:font-weight-complex="bold" style:text-scale="105%"/>
    </style:style>
    <style:style style:name="T85" style:family="text">
      <style:text-properties style:font-name="Times New Roman1" fo:language="en" fo:country="US" fo:font-style="italic" fo:background-color="#00ff00" loext:char-shading-value="0" style:font-style-asian="italic" style:font-name-complex="Times New Roman2" style:text-scale="105%"/>
    </style:style>
    <style:style style:name="T86" style:family="text">
      <style:text-properties style:font-name="Times New Roman1" fo:language="en" fo:country="US" fo:font-style="italic" fo:background-color="#00ff00" loext:char-shading-value="0" style:font-style-asian="italic" style:font-name-complex="Times New Roman2"/>
    </style:style>
    <style:style style:name="T87" style:family="text">
      <style:text-properties style:font-name="Times New Roman1" fo:language="en" fo:country="US" fo:font-style="italic" style:font-style-asian="italic" style:font-name-complex="Times New Roman2" style:text-scale="105%"/>
    </style:style>
    <style:style style:name="T88" style:family="text">
      <style:text-properties style:font-name="Times New Roman1" fo:language="en" fo:country="US" fo:font-style="italic" style:font-name-complex="Times New Roman2" style:text-scale="105%"/>
    </style:style>
    <style:style style:name="T89" style:family="text">
      <style:text-properties style:font-name="Times New Roman1" fo:language="en" fo:country="US" fo:font-weight="normal" style:font-weight-asian="normal" style:font-name-complex="Times New Roman2" style:font-weight-complex="normal"/>
    </style:style>
    <style:style style:name="T90" style:family="text">
      <style:text-properties style:font-name="Times New Roman1" fo:language="en" fo:country="US" fo:font-weight="normal" style:font-weight-asian="normal" style:font-name-complex="Times New Roman2" style:font-weight-complex="normal" style:text-scale="105%"/>
    </style:style>
    <style:style style:name="T91" style:family="text">
      <style:text-properties style:font-name="Times New Roman1" fo:language="en" fo:country="US" fo:font-weight="normal" fo:background-color="#ffff00" loext:char-shading-value="0" style:font-weight-asian="normal" style:font-name-complex="Times New Roman2" style:font-weight-complex="normal" style:text-scale="105%"/>
    </style:style>
    <style:style style:name="T92" style:family="text">
      <style:text-properties style:font-name="Times New Roman1" fo:language="en" fo:country="US" fo:font-weight="normal" fo:background-color="#ffff00" loext:char-shading-value="0" style:font-weight-asian="normal" style:font-name-complex="Times New Roman2" style:font-weight-complex="normal" style:text-scale="105%"/>
    </style:style>
    <style:style style:name="T93" style:family="text">
      <style:text-properties style:font-name="Times New Roman1" fo:language="en" fo:country="US" fo:font-weight="normal" fo:background-color="#adff2f" loext:char-shading-value="0" style:font-weight-asian="normal" style:font-name-complex="Times New Roman2" style:font-weight-complex="normal" style:text-scale="105%"/>
    </style:style>
    <style:style style:name="T94" style:family="text">
      <style:text-properties style:font-name="Times New Roman1" fo:language="en" fo:country="US" fo:font-weight="normal" fo:background-color="#adff2f" loext:char-shading-value="0" style:font-weight-asian="normal" style:font-name-complex="Times New Roman2" style:font-weight-complex="normal" style:text-scale="105%"/>
    </style:style>
    <style:style style:name="T95" style:family="text">
      <style:text-properties style:font-name="Times New Roman1" fo:language="en" fo:country="US" fo:font-weight="normal" fo:background-color="#7fff00" loext:char-shading-value="0" style:font-weight-asian="normal" style:font-name-complex="Times New Roman2" style:font-weight-complex="normal" style:text-scale="105%"/>
    </style:style>
    <style:style style:name="T96" style:family="text">
      <style:text-properties style:font-name="Times New Roman1" style:text-scale="105%"/>
    </style:style>
    <style:style style:name="T97" style:family="text">
      <style:text-properties style:font-name="Times New Roman1" fo:letter-spacing="0.002cm"/>
    </style:style>
    <style:style style:name="T98" style:family="text">
      <style:text-properties style:font-name="Times New Roman1" fo:letter-spacing="0.002cm" style:text-scale="105%"/>
    </style:style>
    <style:style style:name="T99" style:family="text">
      <style:text-properties style:font-name="Times New Roman1" fo:letter-spacing="0.002cm" fo:language="en" fo:country="US" style:font-name-complex="Times New Roman2"/>
    </style:style>
    <style:style style:name="T100" style:family="text">
      <style:text-properties style:font-name="Times New Roman1" fo:letter-spacing="0.002cm" fo:language="en" fo:country="US" style:font-name-complex="Times New Roman2" style:text-scale="105%"/>
    </style:style>
    <style:style style:name="T101" style:family="text">
      <style:text-properties style:font-name="Times New Roman1" fo:letter-spacing="0.002cm" fo:language="en" fo:country="US" style:font-name-complex="Times New Roman2" style:text-scale="107%"/>
    </style:style>
    <style:style style:name="T102" style:family="text">
      <style:text-properties style:font-name="Times New Roman1" fo:letter-spacing="0.002cm" fo:language="en" fo:country="US" fo:background-color="#00ffff" loext:char-shading-value="0" style:font-name-complex="Times New Roman2" style:text-scale="105%"/>
    </style:style>
    <style:style style:name="T103" style:family="text">
      <style:text-properties style:font-name="Times New Roman1" fo:letter-spacing="0.002cm" fo:background-color="#00ffff" loext:char-shading-value="0"/>
    </style:style>
    <style:style style:name="T104" style:family="text">
      <style:text-properties style:font-name="Times New Roman1" fo:letter-spacing="0.002cm" fo:background-color="#ffff00" loext:char-shading-value="0"/>
    </style:style>
    <style:style style:name="T105" style:family="text">
      <style:text-properties style:font-name="Times New Roman1" fo:letter-spacing="0.002cm" fo:background-color="#000000" loext:char-shading-value="0"/>
    </style:style>
    <style:style style:name="T106" style:family="text">
      <style:text-properties style:font-name="Times New Roman1" fo:letter-spacing="0.002cm" fo:background-color="#000000" loext:char-shading-value="0"/>
    </style:style>
    <style:style style:name="T107" style:family="text">
      <style:text-properties style:font-name="Times New Roman1" fo:letter-spacing="0.002cm" fo:background-color="#ff0000" loext:char-shading-value="0"/>
    </style:style>
    <style:style style:name="T108" style:family="text">
      <style:text-properties style:font-name="Times New Roman1" fo:letter-spacing="0.002cm" fo:background-color="#adff2f" loext:char-shading-value="0"/>
    </style:style>
    <style:style style:name="T109" style:family="text">
      <style:text-properties style:font-name="Times New Roman1" fo:letter-spacing="0.002cm" fo:background-color="#7fff00" loext:char-shading-value="0"/>
    </style:style>
    <style:style style:name="T110" style:family="text">
      <style:text-properties style:font-name="Times New Roman1" fo:letter-spacing="-0.139cm" style:text-scale="105%"/>
    </style:style>
    <style:style style:name="T111" style:family="text">
      <style:text-properties style:font-name="Times New Roman1" fo:letter-spacing="-0.139cm" fo:language="en" fo:country="US" style:font-name-complex="Times New Roman2" style:text-scale="105%"/>
    </style:style>
    <style:style style:name="T112" style:family="text">
      <style:text-properties style:font-name="Times New Roman1" fo:letter-spacing="-0.139cm" fo:language="en" fo:country="US" fo:font-style="italic" style:font-style-asian="italic" style:font-name-complex="Times New Roman2" style:text-scale="105%"/>
    </style:style>
    <style:style style:name="T113" style:family="text">
      <style:text-properties style:font-name="Times New Roman1" fo:letter-spacing="-0.012cm"/>
    </style:style>
    <style:style style:name="T114" style:family="text">
      <style:text-properties style:font-name="Times New Roman1" fo:letter-spacing="-0.012cm" fo:language="en" fo:country="US" style:font-name-complex="Times New Roman2" style:text-scale="105%"/>
    </style:style>
    <style:style style:name="T115" style:family="text">
      <style:text-properties style:font-name="Times New Roman1" fo:letter-spacing="-0.012cm" fo:language="en" fo:country="US" fo:font-style="italic" fo:background-color="#00ff00" loext:char-shading-value="0" style:font-style-asian="italic" style:font-name-complex="Times New Roman2" style:text-scale="105%"/>
    </style:style>
    <style:style style:name="T116" style:family="text">
      <style:text-properties style:font-name="Times New Roman1" fo:letter-spacing="-0.011cm"/>
    </style:style>
    <style:style style:name="T117" style:family="text">
      <style:text-properties style:font-name="Times New Roman1" fo:letter-spacing="-0.011cm" fo:language="en" fo:country="US" style:font-name-complex="Times New Roman2" style:text-scale="105%"/>
    </style:style>
    <style:style style:name="T118" style:family="text">
      <style:text-properties style:font-name="Times New Roman1" fo:letter-spacing="-0.014cm"/>
    </style:style>
    <style:style style:name="T119" style:family="text">
      <style:text-properties style:font-name="Times New Roman1" fo:letter-spacing="-0.014cm" fo:language="en" fo:country="US" style:font-name-complex="Times New Roman2" style:text-scale="105%"/>
    </style:style>
    <style:style style:name="T120" style:family="text">
      <style:text-properties style:font-name="Times New Roman1" fo:letter-spacing="-0.014cm" fo:language="en" fo:country="US" fo:font-style="italic" style:font-style-asian="italic" style:font-name-complex="Times New Roman2" style:text-scale="105%"/>
    </style:style>
    <style:style style:name="T121" style:family="text">
      <style:text-properties style:font-name="Times New Roman1" fo:letter-spacing="-0.014cm" fo:language="en" fo:country="US" fo:background-color="#ffff00" loext:char-shading-value="0" style:font-name-complex="Times New Roman2" style:text-scale="105%"/>
    </style:style>
    <style:style style:name="T122" style:family="text">
      <style:text-properties style:font-name="Times New Roman1" fo:background-color="#ffff00" loext:char-shading-value="0"/>
    </style:style>
    <style:style style:name="T123" style:family="text">
      <style:text-properties style:font-name="Times New Roman1" fo:font-style="italic" fo:background-color="#00ff00" loext:char-shading-value="0" style:font-style-asian="italic" style:text-scale="105%"/>
    </style:style>
    <style:style style:name="T124" style:family="text">
      <style:text-properties style:font-name="Times New Roman1" fo:font-style="italic" fo:background-color="#00ff00" loext:char-shading-value="0" style:font-style-asian="italic"/>
    </style:style>
    <style:style style:name="T125" style:family="text">
      <style:text-properties style:font-name="Times New Roman1" fo:font-style="italic" style:font-style-asian="italic"/>
    </style:style>
    <style:style style:name="T126" style:family="text">
      <style:text-properties style:font-name="Times New Roman1" fo:letter-spacing="-0.023cm"/>
    </style:style>
    <style:style style:name="T127" style:family="text">
      <style:text-properties style:font-name="Times New Roman1" fo:letter-spacing="-0.023cm" fo:language="en" fo:country="US" fo:font-style="italic" style:font-style-asian="italic" style:font-name-complex="Times New Roman2" style:text-scale="105%"/>
    </style:style>
    <style:style style:name="T128" style:family="text">
      <style:text-properties style:font-name="Times New Roman1" fo:letter-spacing="-0.023cm" fo:language="en" fo:country="US" style:font-name-complex="Times New Roman2" style:text-scale="105%"/>
    </style:style>
    <style:style style:name="T129" style:family="text">
      <style:text-properties style:font-name="Times New Roman1" fo:letter-spacing="-0.026cm"/>
    </style:style>
    <style:style style:name="T130" style:family="text">
      <style:text-properties style:font-name="Times New Roman1" fo:letter-spacing="-0.026cm" style:text-scale="105%"/>
    </style:style>
    <style:style style:name="T131" style:family="text">
      <style:text-properties style:font-name="Times New Roman1" fo:letter-spacing="-0.026cm" fo:language="en" fo:country="US" style:font-name-complex="Times New Roman2" style:text-scale="105%"/>
    </style:style>
    <style:style style:name="T132" style:family="text">
      <style:text-properties style:font-name="Times New Roman1" fo:letter-spacing="-0.025cm"/>
    </style:style>
    <style:style style:name="T133" style:family="text">
      <style:text-properties style:font-name="Times New Roman1" fo:letter-spacing="-0.025cm" style:text-scale="105%"/>
    </style:style>
    <style:style style:name="T134" style:family="text">
      <style:text-properties style:font-name="Times New Roman1" fo:letter-spacing="-0.025cm" fo:language="en" fo:country="US" style:font-name-complex="Times New Roman2" style:text-scale="105%"/>
    </style:style>
    <style:style style:name="T135" style:family="text">
      <style:text-properties style:font-name="Times New Roman1" fo:letter-spacing="-0.025cm" fo:language="en" fo:country="US" fo:font-style="italic" style:font-style-asian="italic" style:font-name-complex="Times New Roman2" style:text-scale="105%"/>
    </style:style>
    <style:style style:name="T136" style:family="text">
      <style:text-properties style:font-name="Times New Roman1" fo:letter-spacing="-0.025cm" fo:language="en" fo:country="US" fo:background-color="#00ffff" loext:char-shading-value="0" style:font-name-complex="Times New Roman2" style:text-scale="105%"/>
    </style:style>
    <style:style style:name="T137" style:family="text">
      <style:text-properties style:font-name="Times New Roman1" fo:letter-spacing="-0.028cm" style:text-scale="105%"/>
    </style:style>
    <style:style style:name="T138" style:family="text">
      <style:text-properties style:font-name="Times New Roman1" fo:letter-spacing="-0.028cm" fo:language="en" fo:country="US" style:font-name-complex="Times New Roman2" style:text-scale="105%"/>
    </style:style>
    <style:style style:name="T139" style:family="text">
      <style:text-properties style:font-name="Times New Roman1" fo:letter-spacing="-0.019cm" style:text-scale="105%"/>
    </style:style>
    <style:style style:name="T140" style:family="text">
      <style:text-properties style:font-name="Times New Roman1" fo:letter-spacing="-0.019cm" fo:language="en" fo:country="US" style:font-name-complex="Times New Roman2" style:text-scale="105%"/>
    </style:style>
    <style:style style:name="T141" style:family="text">
      <style:text-properties style:font-name="Times New Roman1" fo:letter-spacing="-0.021cm"/>
    </style:style>
    <style:style style:name="T142" style:family="text">
      <style:text-properties style:font-name="Times New Roman1" fo:letter-spacing="-0.021cm" style:text-scale="105%"/>
    </style:style>
    <style:style style:name="T143" style:family="text">
      <style:text-properties style:font-name="Times New Roman1" fo:letter-spacing="-0.021cm" fo:language="en" fo:country="US" style:font-name-complex="Times New Roman2" style:text-scale="105%"/>
    </style:style>
    <style:style style:name="T144" style:family="text">
      <style:text-properties style:font-name="Times New Roman1" fo:letter-spacing="-0.021cm" fo:language="en" fo:country="US" fo:background-color="#00ffff" loext:char-shading-value="0" style:font-name-complex="Times New Roman2" style:text-scale="105%"/>
    </style:style>
    <style:style style:name="T145" style:family="text">
      <style:text-properties style:font-name="Times New Roman1" fo:letter-spacing="-0.009cm"/>
    </style:style>
    <style:style style:name="T146" style:family="text">
      <style:text-properties style:font-name="Times New Roman1" fo:letter-spacing="-0.009cm" fo:language="en" fo:country="US" style:font-name-complex="Times New Roman2" style:text-scale="105%"/>
    </style:style>
    <style:style style:name="T147" style:family="text">
      <style:text-properties style:font-name="Times New Roman1" fo:background-color="#00ffff" loext:char-shading-value="0"/>
    </style:style>
    <style:style style:name="T148" style:family="text">
      <style:text-properties style:font-name="Times New Roman1" fo:background-color="#00ff00" loext:char-shading-value="0" style:text-scale="105%"/>
    </style:style>
    <style:style style:name="T149" style:family="text">
      <style:text-properties style:font-name="Times New Roman1" fo:background-color="#00ff00" loext:char-shading-value="0"/>
    </style:style>
    <style:style style:name="T150" style:family="text">
      <style:text-properties style:font-name="Times New Roman1" fo:letter-spacing="0.004cm" fo:language="en" fo:country="US" fo:background-color="#ffff00" loext:char-shading-value="0" style:font-name-complex="Times New Roman2" style:text-scale="101%"/>
    </style:style>
    <style:style style:name="T151" style:family="text">
      <style:text-properties style:font-name="Times New Roman1" fo:letter-spacing="0.004cm" fo:language="en" fo:country="US" fo:background-color="#00ffff" loext:char-shading-value="0" style:font-name-complex="Times New Roman2" style:text-scale="98%"/>
    </style:style>
    <style:style style:name="T152" style:family="text">
      <style:text-properties style:font-name="Times New Roman1" fo:letter-spacing="0.004cm" fo:language="en" fo:country="US" fo:background-color="#00ffff" loext:char-shading-value="0" style:font-name-complex="Times New Roman2" style:text-scale="101%"/>
    </style:style>
    <style:style style:name="T153" style:family="text">
      <style:text-properties style:font-name="Times New Roman1" fo:letter-spacing="0.004cm" fo:language="en" fo:country="US" fo:background-color="#00ffff" loext:char-shading-value="0" style:font-name-complex="Times New Roman2" style:text-scale="104%"/>
    </style:style>
    <style:style style:name="T154" style:family="text">
      <style:text-properties style:font-name="Times New Roman1" fo:letter-spacing="0.004cm" fo:language="en" fo:country="US" fo:background-color="#00ffff" loext:char-shading-value="0" style:font-name-complex="Times New Roman2" style:text-scale="108%"/>
    </style:style>
    <style:style style:name="T155" style:family="text">
      <style:text-properties style:font-name="Times New Roman1" fo:letter-spacing="0.004cm" fo:language="en" fo:country="US" style:font-name-complex="Times New Roman2" style:text-scale="110%"/>
    </style:style>
    <style:style style:name="T156" style:family="text">
      <style:text-properties style:font-name="Times New Roman1" fo:letter-spacing="0.004cm" fo:language="en" fo:country="US" style:font-name-complex="Times New Roman2" style:text-scale="96%"/>
    </style:style>
    <style:style style:name="T157" style:family="text">
      <style:text-properties style:font-name="Times New Roman1" fo:letter-spacing="0.004cm" fo:language="en" fo:country="US" style:font-name-complex="Times New Roman2" style:text-scale="112%"/>
    </style:style>
    <style:style style:name="T158" style:family="text">
      <style:text-properties style:font-name="Times New Roman1" fo:letter-spacing="-0.005cm"/>
    </style:style>
    <style:style style:name="T159" style:family="text">
      <style:text-properties style:font-name="Times New Roman1" fo:letter-spacing="-0.005cm" fo:language="en" fo:country="US" fo:background-color="#ffff00" loext:char-shading-value="0" style:font-name-complex="Times New Roman2" style:text-scale="98%"/>
    </style:style>
    <style:style style:name="T160" style:family="text">
      <style:text-properties style:font-name="Times New Roman1" fo:letter-spacing="-0.005cm" fo:language="en" fo:country="US" fo:background-color="#00ffff" loext:char-shading-value="0" style:font-name-complex="Times New Roman2" style:text-scale="105%"/>
    </style:style>
    <style:style style:name="T161" style:family="text">
      <style:text-properties style:font-name="Times New Roman1" fo:letter-spacing="-0.005cm" fo:language="en" fo:country="US" fo:background-color="#00ffff" loext:char-shading-value="0" style:font-name-complex="Times New Roman2" style:text-scale="112%"/>
    </style:style>
    <style:style style:name="T162" style:family="text">
      <style:text-properties style:font-name="Times New Roman1" fo:letter-spacing="-0.005cm" fo:language="en" fo:country="US" fo:background-color="#00ffff" loext:char-shading-value="0" style:font-name-complex="Times New Roman2" style:text-scale="98%"/>
    </style:style>
    <style:style style:name="T163" style:family="text">
      <style:text-properties style:font-name="Times New Roman1" fo:letter-spacing="-0.005cm" fo:language="en" fo:country="US" style:font-name-complex="Times New Roman2" style:text-scale="105%"/>
    </style:style>
    <style:style style:name="T164" style:family="text">
      <style:text-properties style:font-name="Times New Roman1" fo:letter-spacing="-0.039cm" fo:language="en" fo:country="US" style:font-name-complex="Times New Roman2"/>
    </style:style>
    <style:style style:name="T165" style:family="text">
      <style:text-properties style:font-name="Times New Roman1" fo:letter-spacing="-0.039cm" fo:language="en" fo:country="US" style:font-name-complex="Times New Roman2" style:text-scale="105%"/>
    </style:style>
    <style:style style:name="T166" style:family="text">
      <style:text-properties style:font-name="Times New Roman1" fo:letter-spacing="-0.039cm" fo:language="en" fo:country="US" fo:background-color="#00ffff" loext:char-shading-value="0" style:font-name-complex="Times New Roman2"/>
    </style:style>
    <style:style style:name="T167" style:family="text">
      <style:text-properties style:font-name="Times New Roman1" fo:letter-spacing="-0.039cm" fo:language="en" fo:country="US" fo:font-style="italic" fo:background-color="#00ff00" loext:char-shading-value="0" style:font-style-asian="italic" style:font-name-complex="Times New Roman2" style:text-scale="105%"/>
    </style:style>
    <style:style style:name="T168" style:family="text">
      <style:text-properties style:font-name="Times New Roman1" fo:letter-spacing="-0.039cm" style:text-scale="105%"/>
    </style:style>
    <style:style style:name="T169" style:family="text">
      <style:text-properties style:font-name="Times New Roman1" fo:letter-spacing="-0.041cm" fo:language="en" fo:country="US" style:font-name-complex="Times New Roman2"/>
    </style:style>
    <style:style style:name="T170" style:family="text">
      <style:text-properties style:font-name="Times New Roman1" fo:letter-spacing="-0.041cm" fo:language="en" fo:country="US" style:font-name-complex="Times New Roman2" style:text-scale="105%"/>
    </style:style>
    <style:style style:name="T171" style:family="text">
      <style:text-properties style:font-name="Times New Roman1" fo:letter-spacing="-0.041cm" fo:language="en" fo:country="US" fo:background-color="#00ffff" loext:char-shading-value="0" style:font-name-complex="Times New Roman2"/>
    </style:style>
    <style:style style:name="T172" style:family="text">
      <style:text-properties style:font-name="Times New Roman1" fo:letter-spacing="-0.041cm" style:text-scale="105%"/>
    </style:style>
    <style:style style:name="T173" style:family="text">
      <style:text-properties style:font-name="Times New Roman1" fo:letter-spacing="-0.007cm"/>
    </style:style>
    <style:style style:name="T174" style:family="text">
      <style:text-properties style:font-name="Times New Roman1" fo:letter-spacing="-0.007cm" fo:language="en" fo:country="US" fo:background-color="#00ffff" loext:char-shading-value="0" style:font-name-complex="Times New Roman2" style:text-scale="107%"/>
    </style:style>
    <style:style style:name="T175" style:family="text">
      <style:text-properties style:font-name="Times New Roman1" fo:letter-spacing="-0.007cm" fo:language="en" fo:country="US" style:font-name-complex="Times New Roman2" style:text-scale="105%"/>
    </style:style>
    <style:style style:name="T176" style:family="text">
      <style:text-properties style:font-name="Times New Roman1" fo:letter-spacing="0.005cm" fo:language="en" fo:country="US" fo:background-color="#00ffff" loext:char-shading-value="0" style:font-name-complex="Times New Roman2" style:text-scale="107%"/>
    </style:style>
    <style:style style:name="T177" style:family="text">
      <style:text-properties style:font-name="Times New Roman1" fo:letter-spacing="-0.044cm" fo:language="en" fo:country="US" style:font-name-complex="Times New Roman2"/>
    </style:style>
    <style:style style:name="T178" style:family="text">
      <style:text-properties style:font-name="Times New Roman1" fo:letter-spacing="-0.044cm" style:text-scale="105%"/>
    </style:style>
    <style:style style:name="T179" style:family="text">
      <style:text-properties style:font-name="Times New Roman1" fo:letter-spacing="-0.004cm"/>
    </style:style>
    <style:style style:name="T180" style:family="text">
      <style:text-properties style:font-name="Times New Roman1" fo:letter-spacing="-0.004cm" fo:language="en" fo:country="US" style:font-name-complex="Times New Roman2" style:text-scale="101%"/>
    </style:style>
    <style:style style:name="T181" style:family="text">
      <style:text-properties style:font-name="Times New Roman1" fo:letter-spacing="-0.004cm" fo:language="en" fo:country="US" style:font-name-complex="Times New Roman2" style:text-scale="105%"/>
    </style:style>
    <style:style style:name="T182" style:family="text">
      <style:text-properties style:font-name="Times New Roman1" fo:letter-spacing="-0.004cm" fo:language="en" fo:country="US" fo:font-style="italic" fo:background-color="#00ff00" loext:char-shading-value="0" style:font-style-asian="italic" style:font-name-complex="Times New Roman2" style:text-scale="105%"/>
    </style:style>
    <style:style style:name="T183" style:family="text">
      <style:text-properties style:font-name="Times New Roman1" fo:letter-spacing="-0.004cm" fo:language="en" fo:country="US" fo:font-style="italic" style:font-style-asian="italic" style:font-name-complex="Times New Roman2" style:text-scale="105%"/>
    </style:style>
    <style:style style:name="T184" style:family="text">
      <style:text-properties style:font-name="Times New Roman1" fo:letter-spacing="-0.035cm" fo:language="en" fo:country="US" style:font-name-complex="Times New Roman2"/>
    </style:style>
    <style:style style:name="T185" style:family="text">
      <style:text-properties style:font-name="Times New Roman1" fo:letter-spacing="-0.035cm" fo:language="en" fo:country="US" style:font-name-complex="Times New Roman2" style:text-scale="105%"/>
    </style:style>
    <style:style style:name="T186" style:family="text">
      <style:text-properties style:font-name="Times New Roman1" fo:letter-spacing="-0.032cm" fo:language="en" fo:country="US" style:font-name-complex="Times New Roman2" style:text-scale="105%"/>
    </style:style>
    <style:style style:name="T187" style:family="text">
      <style:text-properties style:font-name="Times New Roman1" fo:letter-spacing="-0.032cm" fo:language="en" fo:country="US" fo:font-style="italic" style:font-style-asian="italic" style:font-name-complex="Times New Roman2" style:text-scale="105%"/>
    </style:style>
    <style:style style:name="T188" style:family="text">
      <style:text-properties style:font-name="Times New Roman1" fo:letter-spacing="-0.034cm" fo:language="en" fo:country="US" style:font-name-complex="Times New Roman2" style:text-scale="105%"/>
    </style:style>
    <style:style style:name="T189" style:family="text">
      <style:text-properties style:font-name="Times New Roman1" fo:letter-spacing="-0.03cm" style:text-scale="105%"/>
    </style:style>
    <style:style style:name="T190" style:family="text">
      <style:text-properties style:font-name="Times New Roman1" fo:letter-spacing="-0.03cm" fo:language="en" fo:country="US" style:font-name-complex="Times New Roman2" style:text-scale="105%"/>
    </style:style>
    <style:style style:name="T191" style:family="text">
      <style:text-properties style:font-name="Times New Roman1" fo:letter-spacing="-0.03cm" fo:language="en" fo:country="US" fo:font-style="italic" style:font-style-asian="italic" style:font-name-complex="Times New Roman2" style:text-scale="105%"/>
    </style:style>
    <style:style style:name="T192" style:family="text">
      <style:text-properties style:font-name="Times New Roman1" fo:letter-spacing="-0.002cm" fo:language="en" fo:country="US" style:font-name-complex="Times New Roman2" style:text-scale="105%"/>
    </style:style>
    <style:style style:name="T193" style:family="text">
      <style:text-properties style:font-name="Times New Roman1" fo:letter-spacing="0.025cm" fo:language="en" fo:country="US" style:font-name-complex="Times New Roman2"/>
    </style:style>
    <style:style style:name="T194" style:family="text">
      <style:text-properties style:font-name="Times New Roman1" fo:letter-spacing="0.026cm" fo:language="en" fo:country="US" style:font-name-complex="Times New Roman2"/>
    </style:style>
    <style:style style:name="T195" style:family="text">
      <style:text-properties style:font-name="Times New Roman1" fo:letter-spacing="0.032cm" fo:language="en" fo:country="US" style:font-name-complex="Times New Roman2"/>
    </style:style>
    <style:style style:name="T196" style:family="text">
      <style:text-properties style:font-name="Times New Roman1" fo:letter-spacing="0.034cm" fo:language="en" fo:country="US" style:font-name-complex="Times New Roman2"/>
    </style:style>
    <style:style style:name="T197" style:family="text">
      <style:text-properties style:font-name="Times New Roman1" fo:letter-spacing="0.03cm" fo:language="en" fo:country="US" style:font-name-complex="Times New Roman2"/>
    </style:style>
    <style:style style:name="T198" style:family="text">
      <style:text-properties style:font-name="Times New Roman1" fo:letter-spacing="0.021cm" fo:language="en" fo:country="US" style:font-name-complex="Times New Roman2"/>
    </style:style>
    <style:style style:name="T199" style:family="text">
      <style:text-properties style:font-name="Times New Roman1" fo:letter-spacing="-0.132cm"/>
    </style:style>
    <style:style style:name="T200" style:family="text">
      <style:text-properties style:font-name="Times New Roman1" fo:letter-spacing="-0.132cm" fo:language="en" fo:country="US" style:font-name-complex="Times New Roman2"/>
    </style:style>
    <style:style style:name="T201" style:family="text">
      <style:text-properties style:font-name="Times New Roman1" fo:letter-spacing="-0.018cm"/>
    </style:style>
    <style:style style:name="T202" style:family="text">
      <style:text-properties style:font-name="Times New Roman1" fo:letter-spacing="-0.018cm" fo:language="en" fo:country="US" style:font-name-complex="Times New Roman2" style:text-scale="105%"/>
    </style:style>
    <style:style style:name="T203" style:family="text">
      <style:text-properties style:font-name="Times New Roman1" fo:letter-spacing="-0.016cm" fo:language="en" fo:country="US" fo:background-color="#ffff00" loext:char-shading-value="0" style:font-name-complex="Times New Roman2" style:text-scale="105%"/>
    </style:style>
    <style:style style:name="T204" style:family="text">
      <style:text-properties style:font-name="Times New Roman1" fo:letter-spacing="-0.016cm" fo:language="en" fo:country="US" style:font-name-complex="Times New Roman2" style:text-scale="105%"/>
    </style:style>
    <style:style style:name="T205" style:family="text">
      <style:text-properties style:font-name="Times New Roman1" fo:letter-spacing="-0.138cm" fo:language="en" fo:country="US" style:font-name-complex="Times New Roman2" style:text-scale="105%"/>
    </style:style>
    <style:style style:name="T206" style:family="text">
      <style:text-properties style:font-name="Times New Roman1" fo:letter-spacing="-0.037cm" style:text-scale="105%"/>
    </style:style>
    <style:style style:name="T207" style:family="text">
      <style:text-properties style:font-name="Times New Roman1" fo:letter-spacing="-0.037cm" fo:language="en" fo:country="US" style:font-name-complex="Times New Roman2" style:text-scale="105%"/>
    </style:style>
    <style:style style:name="T208" style:family="text">
      <style:text-properties style:font-name="Times New Roman1" fo:letter-spacing="0.136cm"/>
    </style:style>
    <style:style style:name="T209" style:family="text">
      <style:text-properties style:font-name="Times New Roman1" fo:letter-spacing="0.136cm" fo:background-color="#ffff00" loext:char-shading-value="0"/>
    </style:style>
    <style:style style:name="T210" style:family="text">
      <style:text-properties style:font-name="Times New Roman1" fo:letter-spacing="0.138cm"/>
    </style:style>
    <style:style style:name="T211" style:family="text">
      <style:text-properties style:font-name="Times New Roman1" fo:letter-spacing="0.104cm"/>
    </style:style>
    <style:style style:name="T212" style:family="text">
      <style:text-properties style:font-name="Times New Roman1" fo:letter-spacing="0.104cm" fo:font-style="italic" fo:background-color="#00ff00" loext:char-shading-value="0" style:font-style-asian="italic"/>
    </style:style>
    <style:style style:name="T213" style:family="text">
      <style:text-properties style:font-name="Times New Roman1" fo:letter-spacing="0.106cm"/>
    </style:style>
    <style:style style:name="T214" style:family="text">
      <style:text-properties style:font-name="Times New Roman1" fo:letter-spacing="0.101cm"/>
    </style:style>
    <style:style style:name="T215" style:family="text">
      <style:text-properties style:font-name="Times New Roman1" fo:letter-spacing="0.108cm"/>
    </style:style>
    <style:style style:name="T216" style:family="text">
      <style:text-properties style:font-name="Times New Roman1" fo:letter-spacing="0.118cm"/>
    </style:style>
    <style:style style:name="T217" style:family="text">
      <style:text-properties style:font-name="Times New Roman1" fo:letter-spacing="-0.046cm" style:text-scale="105%"/>
    </style:style>
    <style:style style:name="T218" style:family="text">
      <style:text-properties style:font-name="Times New Roman1" fo:letter-spacing="-0.042cm" style:text-scale="105%"/>
    </style:style>
    <style:style style:name="T219" style:family="text">
      <style:text-properties style:font-name="Times New Roman1" fo:letter-spacing="-0.049cm" style:text-scale="105%"/>
    </style:style>
    <style:style style:name="T220" style:family="text">
      <style:text-properties style:font-name="Times New Roman1" fo:letter-spacing="0.102cm"/>
    </style:style>
    <style:style style:name="T221" style:family="text">
      <style:text-properties style:font-name="Times New Roman1" fo:letter-spacing="0.097cm"/>
    </style:style>
    <style:style style:name="T222" style:family="text">
      <style:text-properties style:font-name="Times New Roman1" fo:letter-spacing="0.109cm"/>
    </style:style>
    <style:style style:name="T223" style:family="text">
      <style:text-properties style:font-name="Times New Roman1" fo:background-color="#000000" loext:char-shading-value="0"/>
    </style:style>
    <style:style style:name="T224" style:family="text">
      <style:text-properties style:font-name="Times New Roman1" fo:background-color="#000000" loext:char-shading-value="0"/>
    </style:style>
    <style:style style:name="T225" style:family="text">
      <style:text-properties style:font-name="Times New Roman1" fo:background-color="#ff0000" loext:char-shading-value="0"/>
    </style:style>
    <style:style style:name="T226" style:family="text">
      <style:text-properties style:font-name="Times New Roman1" fo:background-color="#2cee0e" loext:char-shading-value="0"/>
    </style:style>
    <style:style style:name="T227" style:family="text">
      <style:text-properties style:font-name="Times New Roman1" fo:background-color="#2cee0e" loext:char-shading-value="0"/>
    </style:style>
    <style:style style:name="T228" style:family="text">
      <style:text-properties style:font-name="Times New Roman1" fo:background-color="#adff2f" loext:char-shading-value="0"/>
    </style:style>
    <style:style style:name="T229" style:family="text">
      <style:text-properties style:font-name="Times New Roman1" fo:background-color="#7fff00" loext:char-shading-value="0"/>
    </style:style>
    <style:style style:name="T230" style:family="text">
      <style:text-properties style:font-name="Times New Roman1" fo:background-color="#ffffff" loext:char-shading-value="0"/>
    </style:style>
    <style:style style:name="T231" style:family="text">
      <style:text-properties fo:color="#ff0000" loext:opacity="100%" style:font-name="Times New Roman1" fo:font-size="12pt" fo:font-weight="bold" style:font-size-asian="12pt" style:font-weight-asian="bold" style:font-name-complex="Times New Roman2" style:font-size-complex="12pt"/>
    </style:style>
    <style:style style:name="T232" style:family="text">
      <style:text-properties fo:color="#000000" loext:opacity="100%" fo:font-style="italic" fo:font-weight="bold" style:font-style-asian="italic" style:font-weight-asian="bold" style:font-style-complex="italic" style:font-weight-complex="bold"/>
    </style:style>
    <style:style style:name="T233" style:family="text">
      <style:text-properties fo:color="#000000" loext:opacity="100%" fo:font-style="italic" fo:font-weight="bold" officeooo:rsid="0017b5cf" style:font-style-asian="italic" style:font-weight-asian="bold" style:font-style-complex="italic" style:font-weight-complex="bold"/>
    </style:style>
    <style:style style:name="T234" style:family="text">
      <style:text-properties fo:color="#000000" loext:opacity="100%" fo:font-style="italic" fo:font-weight="bold" officeooo:rsid="0018e3e1" style:font-style-asian="italic" style:font-weight-asian="bold" style:font-style-complex="italic" style:font-weight-complex="bold"/>
    </style:style>
    <style:style style:name="T23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3"><text:span text:style-name="T2">Весна 202</text:span><text:span text:style-name="T3">3</text:span><text:span text:style-name="T2">-202</text:span><text:span text:style-name="T3">4</text:span></text:p>
      <text:p text:style-name="P4" loext:marker-style-name="T3"><text:span text:style-name="T4">Кладковой Максим</text:span><text:span text:style-name="T3"> 5130</text:span><text:span text:style-name="T4">904/</text:span><text:span text:style-name="T3">3000</text:span><text:span text:style-name="T4">5</text:span></text:p>
      <text:p text:style-name="P3" loext:marker-style-name="T231"><text:span text:style-name="T231">Базовый уровень</text:span></text:p>
      <text:p text:style-name="P5" loext:marker-style-name="T5"><text:span text:style-name="T5">Monologue on </text:span><text:span text:style-name="T6">EDUCATION</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 loext:marker-style-name="T6"><text:span text:style-name="T7">You are going to give a talk about EDUCATION.</text:span><text:span text:style-name="T7"/></text:p>
          </table:table-cell>
          <table:table-cell table:style-name="Таблица1.A1" office:value-type="string">
            <text:p text:style-name="P7" loext:marker-style-name="T8"><text:span text:style-name="T5">The text of the monologue</text:span><text:span text:style-name="T5"/></text:p>
            <text:p text:style-name="P9" loext:marker-style-name="T8"/>
          </table:table-cell>
          <table:table-cell table:style-name="Таблица1.A1" office:value-type="string">
            <text:p text:style-name="P7" loext:marker-style-name="T5"><text:span text:style-name="T5">Vocabulary, Grammar Structures,</text:span><text:span text:style-name="T5"/></text:p>
            <text:p text:style-name="P7" loext:marker-style-name="T5"><text:span text:style-name="T5">Linking Words and Phrases</text:span><text:span text:style-name="T5"/></text:p>
          </table:table-cell>
        </table:table-row>
        <table:table-row table:style-name="Таблица1.2">
          <table:table-cell table:style-name="Таблица1.A1" office:value-type="string">
            <text:p text:style-name="P6" loext:marker-style-name="T9"><text:span text:style-name="T9">Step 1. Introduction</text:span><text:span text:style-name="T9"/></text:p>
            <text:p text:style-name="P8" loext:marker-style-name="T11"><text:span text:style-name="T11">1. Start with a hook sentence that will attract the listener’s attention(a quote, a proverb, etc.).</text:span><text:span text:style-name="T11"/></text:p>
            <text:p text:style-name="P8" loext:marker-style-name="T11"><text:span text:style-name="T11">2. Lead your speech steadily to the main part of your talk.</text:span><text:span text:style-name="T11"/></text:p>
            <text:p text:style-name="P8" loext:marker-style-name="T11"><text:span text:style-name="T11">3. The introduction may consist of 3-6 sentences.</text:span><text:span text:style-name="T11"/></text:p>
          </table:table-cell>
          <table:table-cell table:style-name="Таблица1.A1" office:value-type="string">
            <text:p text:style-name="P19"><text:span text:style-name="T55">Education</text:span><text:span text:style-name="T100"> </text:span><text:span text:style-name="T55">is</text:span><text:span text:style-name="T100"> </text:span><text:span text:style-name="T55">something</text:span><text:span text:style-name="T100"> </text:span><text:span text:style-name="T55">that</text:span><text:span text:style-name="T100"> </text:span><text:span text:style-name="T55">accompanies</text:span><text:span text:style-name="T100"> </text:span><text:span text:style-name="T55">us</text:span><text:span text:style-name="T100"> </text:span><text:span text:style-name="T55">all</text:span><text:span text:style-name="T100"> </text:span><text:span text:style-name="T55">our</text:span><text:span text:style-name="T100"> </text:span><text:span text:style-name="T55">lives.</text:span><text:span text:style-name="T100"> </text:span><text:span text:style-name="T55">Since</text:span><text:span text:style-name="T111"> </text:span><text:span text:style-name="T55">childhood, as soon as consciousness appears, we continuously learn. Our</text:span><text:span text:style-name="T100"> </text:span><text:span text:style-name="T55">parents</text:span><text:span text:style-name="T114"> </text:span><text:span text:style-name="T55">are</text:span><text:span text:style-name="T117"> </text:span><text:span text:style-name="T55">the</text:span><text:span text:style-name="T117"> </text:span><text:span text:style-name="T55">first</text:span><text:span text:style-name="T119"> </text:span><text:span text:style-name="T79">easy-going</text:span><text:span text:style-name="T119"> </text:span><text:span text:style-name="T55">teachers</text:span><text:span text:style-name="T119"> </text:span><text:span text:style-name="T55">for</text:span><text:span text:style-name="T119"> </text:span><text:span text:style-name="T55">us.</text:span><text:span text:style-name="T114"> </text:span><text:span text:style-name="T55">They</text:span><text:span text:style-name="T100"> </text:span><text:span text:style-name="T85">not</text:span><text:span text:style-name="T115"> </text:span><text:span text:style-name="T85">only</text:span><text:span text:style-name="T120"> </text:span><text:span text:style-name="T55">teach</text:span><text:span text:style-name="T119"> </text:span><text:span text:style-name="T55">us,</text:span><text:span text:style-name="T114"> </text:span><text:span text:style-name="T85">but</text:span><text:span text:style-name="T112"> </text:span><text:span text:style-name="T85">also</text:span><text:span text:style-name="T127"> </text:span><text:span text:style-name="T55">help</text:span><text:span text:style-name="T131"> </text:span><text:span text:style-name="T55">us</text:span><text:span text:style-name="T134"> </text:span><text:span text:style-name="T55">realize</text:span><text:span text:style-name="T138"> </text:span><text:span text:style-name="T55">the</text:span><text:span text:style-name="T140"> </text:span><text:span text:style-name="T55">importance</text:span><text:span text:style-name="T138"> </text:span><text:span text:style-name="T55">of</text:span><text:span text:style-name="T143"> </text:span><text:span text:style-name="T55">learning.</text:span><text:span text:style-name="T134"> </text:span><text:span text:style-name="T55">After</text:span><text:span text:style-name="T134"> </text:span><text:span text:style-name="T55">all,</text:span><text:span text:style-name="T146"> </text:span><text:span text:style-name="T85">if</text:span><text:span text:style-name="T135"> </text:span><text:span text:style-name="T68">we</text:span><text:span text:style-name="T144"> </text:span><text:span text:style-name="T68">do</text:span><text:span text:style-name="T136"> </text:span><text:span text:style-name="T68">not</text:span><text:span text:style-name="T144"> </text:span><text:span text:style-name="T68">want</text:span><text:span text:style-name="T136"> </text:span><text:span text:style-name="T68">to</text:span><text:span text:style-name="T111"> </text:span><text:span text:style-name="T68">learn</text:span><text:span text:style-name="T55">, </text:span><text:span text:style-name="T85">then</text:span><text:span text:style-name="T87"> </text:span><text:span text:style-name="T68">no one can teach</text:span><text:span text:style-name="T55"> us. </text:span><text:span text:style-name="T85">Of course</text:span><text:span text:style-name="T66">,</text:span><text:span text:style-name="T55"> every teacher has his own</text:span><text:span text:style-name="T100"> </text:span><text:span text:style-name="T150">a</text:span><text:span text:style-name="T80">pp</text:span><text:span text:style-name="T159">r</text:span><text:span text:style-name="T81">o</text:span><text:span text:style-name="T150">a</text:span><text:span text:style-name="T80">c</text:span><text:span text:style-name="T82">h</text:span><text:span text:style-name="T56">,</text:span><text:span text:style-name="T54"> </text:span><text:span text:style-name="T164"><text:s/></text:span><text:span text:style-name="T57">a</text:span><text:span text:style-name="T58">s</text:span><text:span text:style-name="T54"> </text:span><text:span text:style-name="T169"><text:s/></text:span><text:span text:style-name="T101">t</text:span><text:span text:style-name="T59">h</text:span><text:span text:style-name="T55">e</text:span><text:span text:style-name="T54"> </text:span><text:span text:style-name="T164"><text:s/></text:span><text:span text:style-name="T69">g</text:span><text:span text:style-name="T151">r</text:span><text:span text:style-name="T160">e</text:span><text:span text:style-name="T152">a</text:span><text:span text:style-name="T70">t</text:span><text:span text:style-name="T67"> </text:span><text:span text:style-name="T166"><text:s/></text:span><text:span text:style-name="T72">s</text:span><text:span text:style-name="T161">c</text:span><text:span text:style-name="T153">i</text:span><text:span text:style-name="T68">e</text:span><text:span text:style-name="T73">n</text:span><text:span text:style-name="T174">t</text:span><text:span text:style-name="T153">i</text:span><text:span text:style-name="T151">s</text:span><text:span text:style-name="T70">t</text:span><text:span text:style-name="T67"> </text:span><text:span text:style-name="T171"><text:s/></text:span><text:span text:style-name="T74">A</text:span><text:span text:style-name="T75">l</text:span><text:span text:style-name="T76">b</text:span><text:span text:style-name="T102">e</text:span><text:span text:style-name="T162">r</text:span><text:span text:style-name="T70">t</text:span><text:span text:style-name="T67"> </text:span><text:span text:style-name="T171"><text:s/></text:span><text:span text:style-name="T154">E</text:span><text:span text:style-name="T75">i</text:span><text:span text:style-name="T73">n</text:span><text:span text:style-name="T162">s</text:span><text:span text:style-name="T176">t</text:span><text:span text:style-name="T68">e</text:span><text:span text:style-name="T75">i</text:span><text:span text:style-name="T73">n</text:span><text:span text:style-name="T67"> </text:span><text:span text:style-name="T171"><text:s/></text:span><text:span text:style-name="T72">s</text:span><text:span text:style-name="T77">a</text:span><text:span text:style-name="T153">i</text:span><text:span text:style-name="T76">d</text:span><text:span text:style-name="T60">:</text:span><text:span text:style-name="T54"> </text:span><text:span text:style-name="T164"><text:s/></text:span><text:span text:style-name="T61">"</text:span><text:span text:style-name="T62">I</text:span><text:span text:style-name="T54"> </text:span><text:span text:style-name="T164"><text:s/></text:span><text:span text:style-name="T155">n</text:span><text:span text:style-name="T163">e</text:span><text:span text:style-name="T156">v</text:span><text:span text:style-name="T55">e</text:span><text:span text:style-name="T58">r</text:span><text:span text:style-name="T54"> </text:span><text:span text:style-name="T177"><text:s/></text:span><text:span text:style-name="T101">t</text:span><text:span text:style-name="T55">e</text:span><text:span text:style-name="T180">a</text:span><text:span text:style-name="T157">c</text:span><text:span text:style-name="T59">h</text:span><text:span text:style-name="T54"> </text:span><text:span text:style-name="T184"><text:s/></text:span><text:span text:style-name="T63">m</text:span><text:span text:style-name="T64">y </text:span><text:span text:style-name="T55">students.</text:span><text:span text:style-name="T185"> </text:span><text:span text:style-name="T55">I</text:span><text:span text:style-name="T165"> </text:span><text:span text:style-name="T55">only</text:span><text:span text:style-name="T186"> </text:span><text:span text:style-name="T55">try</text:span><text:span text:style-name="T185"> </text:span><text:span text:style-name="T55">to</text:span><text:span text:style-name="T188"> </text:span><text:span text:style-name="T55">provide</text:span><text:span text:style-name="T185"> </text:span><text:span text:style-name="T55">them</text:span><text:span text:style-name="T188"> </text:span><text:span text:style-name="T55">with</text:span><text:span text:style-name="T185"> </text:span><text:span text:style-name="T55">conditions</text:span><text:span text:style-name="T185"> </text:span><text:span text:style-name="T55">in</text:span><text:span text:style-name="T188"> </text:span><text:span text:style-name="T55">which</text:span><text:span text:style-name="T165"> </text:span><text:span text:style-name="T55">they</text:span><text:span text:style-name="T185"> </text:span><text:span text:style-name="T55">can</text:span><text:span text:style-name="T165"> </text:span><text:span text:style-name="T55">study."</text:span><text:span text:style-name="T111"> </text:span><text:span text:style-name="T55">Some may not understand this </text:span><text:span text:style-name="T79">method</text:span><text:span text:style-name="T55"> or even </text:span><text:span text:style-name="T79">criticize its approach</text:span><text:span text:style-name="T55">.</text:span><text:span text:style-name="T100"> </text:span><text:span text:style-name="T55">However,</text:span><text:span text:style-name="T128"> </text:span><text:span text:style-name="T55">he</text:span><text:span text:style-name="T138"> </text:span><text:span text:style-name="T55">wanted</text:span><text:span text:style-name="T190"> </text:span><text:span text:style-name="T55">to</text:span><text:span text:style-name="T138"> </text:span><text:span text:style-name="T55">emphasize</text:span><text:span text:style-name="T128"> </text:span><text:span text:style-name="T55">that</text:span><text:span text:style-name="T190"> </text:span><text:span text:style-name="T55">first</text:span><text:span text:style-name="T190"> </text:span><text:span text:style-name="T55">there</text:span><text:span text:style-name="T190"> </text:span><text:span text:style-name="T55">should</text:span><text:span text:style-name="T138"> </text:span><text:span text:style-name="T55">be</text:span><text:span text:style-name="T186"> </text:span><text:span text:style-name="T55">a</text:span><text:span text:style-name="T131"> </text:span><text:span text:style-name="T55">desire</text:span><text:span text:style-name="T138"> </text:span><text:span text:style-name="T55">to</text:span><text:span text:style-name="T131"> </text:span><text:span text:style-name="T55">learn</text:span><text:span text:style-name="T111"> </text:span><text:span text:style-name="T192">from</text:span><text:span text:style-name="T186"> </text:span><text:span text:style-name="T192">the</text:span><text:span text:style-name="T170"> </text:span><text:span text:style-name="T192">students</text:span><text:span text:style-name="T188"> </text:span><text:span text:style-name="T55">themselves.</text:span></text:p>
          </table:table-cell>
          <table:table-cell table:style-name="Таблица1.A1" office:value-type="string">
            <text:p text:style-name="P10" loext:marker-style-name="T53"/>
          </table:table-cell>
        </table:table-row>
        <table:table-row table:style-name="Таблица1.1">
          <table:table-cell table:style-name="Таблица1.A1" office:value-type="string">
            <text:p text:style-name="P6" loext:marker-style-name="T9"><text:span text:style-name="T9">Step 2. Education Issues</text:span><text:span text:style-name="T9"/></text:p>
            <text:p text:style-name="P6" loext:marker-style-name="T11"><text:span text:style-name="T11">2.1. Speak about the educational system in the Russian Federation (for reference see ex.1, p.56).</text:span></text:p>
            <text:p text:style-name="P11" loext:marker-style-name="T11"/>
            <text:p text:style-name="P8" loext:marker-style-name="T11"><text:span text:style-name="T11">2.2. Compare the educational system of any foreign country (for example, the UK, the USA, China, France, etc.) with the educational system of Russia. (Use expressions to show contrast and comparison. For reference see pp. 156, 159, 160, 162).</text:span><text:span text:style-name="T11"/></text:p>
          </table:table-cell>
          <table:table-cell table:style-name="Таблица1.A1" office:value-type="string">
            <text:p text:style-name="P14"><text:span text:style-name="T1">In</text:span><text:span text:style-name="T97"> </text:span><text:span text:style-name="T1">Russia,</text:span><text:span text:style-name="T97"> </text:span><text:span text:style-name="T1">education</text:span><text:span text:style-name="T97"> </text:span><text:span text:style-name="T147">can</text:span><text:span text:style-name="T103"> </text:span><text:span text:style-name="T147">be</text:span><text:span text:style-name="T103"> </text:span><text:span text:style-name="T147">divided</text:span><text:span text:style-name="T97"> </text:span><text:span text:style-name="T1">into</text:span><text:span text:style-name="T97"> </text:span><text:span text:style-name="T122">compulsory</text:span><text:span text:style-name="T209"> </text:span><text:span text:style-name="T122">education</text:span><text:span text:style-name="T208"> </text:span><text:span text:style-name="T1">–</text:span><text:span text:style-name="T97"> </text:span><text:span text:style-name="T1">children </text:span><text:span text:style-name="T122">attend school</text:span><text:span text:style-name="T1"> from the first to the ninth grades, and non-mandatory,</text:span><text:span text:style-name="T97"> </text:span><text:span text:style-name="T1">which</text:span><text:span text:style-name="T97"> </text:span><text:span text:style-name="T1">includes</text:span><text:span text:style-name="T97"> </text:span><text:span text:style-name="T1">pre-school</text:span><text:span text:style-name="T210"> </text:span><text:span text:style-name="T1">education,</text:span><text:span text:style-name="T210"> </text:span><text:span text:style-name="T1">general</text:span><text:span text:style-name="T210"> </text:span><text:span text:style-name="T1">secondary</text:span><text:span text:style-name="T210"> </text:span><text:span text:style-name="T1">education,</text:span><text:span text:style-name="T97"> </text:span><text:span text:style-name="T1">secondary vocational and </text:span><text:span text:style-name="T122">higher education</text:span><text:span text:style-name="T1">. Education in the country is free,</text:span><text:span text:style-name="T97"> </text:span><text:span text:style-name="T124">but</text:span><text:span text:style-name="T212"> </text:span><text:span text:style-name="T124">unfortunately</text:span><text:span text:style-name="T1">,</text:span><text:span text:style-name="T213"> </text:span><text:span text:style-name="T1">there</text:span><text:span text:style-name="T211"> </text:span><text:span text:style-name="T1">is</text:span><text:span text:style-name="T214"> </text:span><text:span text:style-name="T1">a</text:span><text:span text:style-name="T215"> </text:span><text:span text:style-name="T1">strong</text:span><text:span text:style-name="T213"> </text:span><text:span text:style-name="T1">difference</text:span><text:span text:style-name="T216"> </text:span><text:span text:style-name="T1">between</text:span><text:span text:style-name="T211"> </text:span><text:span text:style-name="T1">education</text:span><text:span text:style-name="T213"> </text:span><text:span text:style-name="T1">in</text:span><text:span text:style-name="T213"> </text:span><text:span text:style-name="T1">large</text:span><text:span text:style-name="T199"> </text:span><text:span text:style-name="T1">and small cities. In</text:span><text:span text:style-name="T97"> </text:span><text:span text:style-name="T1">the latter,</text:span><text:span text:style-name="T97"> </text:span><text:span text:style-name="T1">children</text:span><text:span text:style-name="T97"> </text:span><text:span text:style-name="T1">sometimes </text:span><text:span text:style-name="T122">drop</text:span><text:span text:style-name="T104"> </text:span><text:span text:style-name="T122">out of school</text:span><text:span text:style-name="T1">,</text:span><text:span text:style-name="T208"> </text:span><text:span text:style-name="T1">often</text:span><text:span text:style-name="T97"> </text:span><text:span text:style-name="T1">skip classes, that teachers even begin to </text:span><text:span text:style-name="T122">encourage attendance</text:span><text:span text:style-name="T1">, </text:span><text:span text:style-name="T149">in fact,</text:span><text:span text:style-name="T1"> the</text:span><text:span text:style-name="T97"> </text:span><text:span text:style-name="T1">80s and 90s even existed </text:span><text:span text:style-name="T122">corporal punishment</text:span><text:span text:style-name="T1">.</text:span><text:span text:style-name="T208"> </text:span><text:span text:style-name="T124">Fortunately</text:span><text:span text:style-name="T1">, </text:span><text:span text:style-name="T122">public education</text:span><text:span text:style-name="T97"> </text:span><text:span text:style-name="T1">is improving, corporal punishment is now prohibited, most schools have good</text:span><text:span text:style-name="T97"> </text:span><text:span text:style-name="T1">student </text:span><text:span text:style-name="T122">attendance</text:span><text:span text:style-name="T1">, and </text:span><text:span text:style-name="T122">continuous assessment</text:span><text:span text:style-name="T1"> is conducted according to a</text:span><text:span text:style-name="T97"> </text:span><text:span text:style-name="T1">single</text:span><text:span text:style-name="T116"> </text:span><text:span text:style-name="T122">curriculum</text:span><text:span text:style-name="T173"> </text:span><text:span text:style-name="T1">and</text:span><text:span text:style-name="T145"> </text:span><text:span text:style-name="T1">everyone</text:span><text:span text:style-name="T118"> </text:span><text:span text:style-name="T1">can</text:span><text:span text:style-name="T179"> </text:span><text:span text:style-name="T1">get</text:span><text:span text:style-name="T113"> </text:span><text:span text:style-name="T1">a</text:span><text:span text:style-name="T145"> </text:span><text:span text:style-name="T1">free</text:span><text:span text:style-name="T145"> </text:span><text:span text:style-name="T1">higher</text:span><text:span text:style-name="T158"> </text:span><text:span text:style-name="T1">education.</text:span></text:p>
            <text:p text:style-name="P17"><text:span text:style-name="T54"><text:tab/>The</text:span><text:span text:style-name="T193"> </text:span><text:span text:style-name="T54">Chinese</text:span><text:span text:style-name="T194"> </text:span><text:span text:style-name="T54">education</text:span><text:span text:style-name="T195"> </text:span><text:span text:style-name="T54">system</text:span><text:span text:style-name="T196"> </text:span><text:span text:style-name="T54">is</text:span><text:span text:style-name="T193"> </text:span><text:span text:style-name="T54">very</text:span><text:span text:style-name="T197"> </text:span><text:span text:style-name="T54">similar</text:span><text:span text:style-name="T193"> </text:span><text:span text:style-name="T54">to</text:span><text:span text:style-name="T194"> </text:span><text:span text:style-name="T54">the</text:span><text:span text:style-name="T198"> </text:span><text:span text:style-name="T54">Russian</text:span><text:span text:style-name="T194"> </text:span><text:span text:style-name="T54">one.</text:span><text:span text:style-name="T194"> </text:span><text:span text:style-name="T54">There</text:span><text:span text:style-name="T200"> </text:span><text:span text:style-name="T55">is also a stage of compulsory and higher education.</text:span><text:span text:style-name="T54"> </text:span><text:span text:style-name="T55">There is higher education is free, </text:span><text:span text:style-name="T88">but the</text:span><text:span text:style-name="T55"> competition is very high.</text:span><text:span text:style-name="T100"> </text:span><text:span text:style-name="T55">Because</text:span><text:span text:style-name="T100"> </text:span><text:span text:style-name="T55">of</text:span><text:span text:style-name="T100"> </text:span><text:span text:style-name="T55">this,</text:span><text:span text:style-name="T100"> </text:span><text:span text:style-name="T55">a</text:span><text:span text:style-name="T100"> </text:span><text:span text:style-name="T79">competitive</text:span><text:span text:style-name="T100"> </text:span><text:span text:style-name="T79">environment</text:span><text:span text:style-name="T202"> </text:span><text:span text:style-name="T55">begins</text:span><text:span text:style-name="T114"> </text:span><text:span text:style-name="T55">from</text:span><text:span text:style-name="T117"> </text:span><text:span text:style-name="T55">childhood,</text:span><text:span text:style-name="T202"> </text:span><text:span text:style-name="T79">motivation</text:span><text:span text:style-name="T114"> </text:span><text:span text:style-name="T55">and</text:span><text:span text:style-name="T134"> </text:span><text:span text:style-name="T55">a</text:span><text:span text:style-name="T117"> </text:span><text:span text:style-name="T55">high</text:span><text:span text:style-name="T131"> </text:span><text:span text:style-name="T79">pace</text:span><text:span text:style-name="T203"> </text:span><text:span text:style-name="T79">of</text:span><text:span text:style-name="T121"> </text:span><text:span text:style-name="T79">learning</text:span><text:span text:style-name="T55">.</text:span><text:span text:style-name="T205"> </text:span><text:span text:style-name="T54">It differs from such systems, </text:span><text:span text:style-name="T86">for example</text:span><text:span text:style-name="T54">, the American one. Starting from the</text:span><text:span text:style-name="T200"> </text:span><text:span text:style-name="T55">6th</text:span><text:span text:style-name="T175"> </text:span><text:span text:style-name="T55">grade,</text:span><text:span text:style-name="T117"> </text:span><text:span text:style-name="T55">students can</text:span><text:span text:style-name="T117"> </text:span><text:span text:style-name="T55">choose</text:span><text:span text:style-name="T117"> </text:span><text:span text:style-name="T55">their</text:span><text:span text:style-name="T181"> </text:span><text:span text:style-name="T55">own</text:span><text:span text:style-name="T117"> </text:span><text:span text:style-name="T55">subjects,</text:span><text:span text:style-name="T117"> </text:span><text:span text:style-name="T55">which</text:span><text:span text:style-name="T146"> </text:span><text:span text:style-name="T55">is</text:span><text:span text:style-name="T117"> </text:span><text:span text:style-name="T55">not</text:span><text:span text:style-name="T204"> </text:span><text:span text:style-name="T55">available</text:span><text:span text:style-name="T117"> </text:span><text:span text:style-name="T55">in</text:span><text:span text:style-name="T205"> </text:span><text:span text:style-name="T192">Russia</text:span><text:span text:style-name="T188"> </text:span><text:span text:style-name="T192">or</text:span><text:span text:style-name="T207"> </text:span><text:span text:style-name="T55">China.</text:span><text:span text:style-name="T185"> </text:span><text:span text:style-name="T55">In</text:span><text:span text:style-name="T170"> </text:span><text:span text:style-name="T55">high</text:span><text:span text:style-name="T170"> </text:span><text:span text:style-name="T55">school,</text:span><text:span text:style-name="T185"> </text:span><text:span text:style-name="T55">compulsory</text:span><text:span text:style-name="T207"> </text:span><text:span text:style-name="T55">subjects</text:span><text:span text:style-name="T186"> </text:span><text:span text:style-name="T55">are</text:span><text:span text:style-name="T207"> </text:span><text:soft-page-break/><text:span text:style-name="T55">further</text:span><text:span text:style-name="T207"> </text:span><text:span text:style-name="T55">reduced</text:span><text:span text:style-name="T188"> </text:span><text:span text:style-name="T55">and</text:span><text:span text:style-name="T111"> </text:span><text:span text:style-name="T55">remain</text:span><text:span text:style-name="T134"> </text:span><text:span text:style-name="T55">mostly</text:span><text:span text:style-name="T131"> </text:span><text:span text:style-name="T55">elective</text:span><text:span text:style-name="T190"> </text:span><text:span text:style-name="T55">subjects.</text:span><text:span text:style-name="T131"> </text:span><text:span text:style-name="T55">In</text:span><text:span text:style-name="T131"> </text:span><text:span text:style-name="T55">the</text:span><text:span text:style-name="T190"> </text:span><text:span text:style-name="T55">United</text:span><text:span text:style-name="T131"> </text:span><text:span text:style-name="T55">States,</text:span><text:span text:style-name="T190"> </text:span><text:span text:style-name="T79">private</text:span><text:span text:style-name="T190"> </text:span><text:span text:style-name="T55">and</text:span><text:span text:style-name="T131"> </text:span><text:span text:style-name="T79">single-sex</text:span><text:span text:style-name="T111"> </text:span><text:span text:style-name="T79">schools</text:span><text:span text:style-name="T146"> </text:span><text:span text:style-name="T55">are</text:span><text:span text:style-name="T114"> </text:span><text:span text:style-name="T55">very</text:span><text:span text:style-name="T146"> </text:span><text:span text:style-name="T55">common,</text:span><text:span text:style-name="T175"> </text:span><text:span text:style-name="T55">which</text:span><text:span text:style-name="T163"> </text:span><text:span text:style-name="T55">are</text:span><text:span text:style-name="T163"> </text:span><text:span text:style-name="T55">often</text:span><text:span text:style-name="T175"> </text:span><text:span text:style-name="T55">attended</text:span><text:span text:style-name="T100"> </text:span><text:span text:style-name="T85">not</text:span><text:span text:style-name="T182"> </text:span><text:span text:style-name="T85">only</text:span><text:span text:style-name="T183"> </text:span><text:span text:style-name="T55">by</text:span><text:span text:style-name="T146"> </text:span><text:span text:style-name="T55">Americans,</text:span><text:span text:style-name="T205"> </text:span><text:span text:style-name="T85">but</text:span><text:span text:style-name="T167"> </text:span><text:span text:style-name="T85">also</text:span><text:span text:style-name="T187"> </text:span><text:span text:style-name="T55">by</text:span><text:span text:style-name="T207"> </text:span><text:span text:style-name="T55">foreigners.</text:span></text:p>
          </table:table-cell>
          <table:table-cell table:style-name="Таблица1.A1" office:value-type="string">
            <text:p text:style-name="P10" loext:marker-style-name="T53"/>
          </table:table-cell>
        </table:table-row>
        <table:table-row table:style-name="Таблица1.4">
          <table:table-cell table:style-name="Таблица1.A1" office:value-type="string">
            <text:p text:style-name="P6" loext:marker-style-name="T9"><text:span text:style-name="T9">Step 3. Higher Education</text:span></text:p>
            <text:p text:style-name="P8" loext:marker-style-name="T11"><text:span text:style-name="T11">3.1. Speak about the benefits of higher education for you and other people.</text:span></text:p>
            <text:p text:style-name="P12" loext:marker-style-name="T11"/>
            <text:p text:style-name="P8" loext:marker-style-name="T11"><text:span text:style-name="T11">3.2. Why have you chosen Peter the Great St Petersburg Polytechnic University?</text:span></text:p>
          </table:table-cell>
          <table:table-cell table:style-name="Таблица1.A1" office:value-type="string">
            <text:p text:style-name="P15"><text:span text:style-name="T1">Higher</text:span><text:span text:style-name="T220"> </text:span><text:span text:style-name="T1">education</text:span><text:span text:style-name="T221"> </text:span><text:span text:style-name="T1">is</text:span><text:span text:style-name="T222"> </text:span><text:span text:style-name="T1">strongly</text:span><text:span text:style-name="T220"> </text:span><text:span text:style-name="T1">based</text:span><text:span text:style-name="T215"> </text:span><text:span text:style-name="T1">on</text:span><text:span text:style-name="T211"> </text:span><text:span text:style-name="T122">self-teaching</text:span><text:span text:style-name="T1">,</text:span><text:span text:style-name="T220"> </text:span><text:span text:style-name="T122">tutorial</text:span><text:span text:style-name="T211"> </text:span><text:span text:style-name="T1">reading,</text:span><text:span text:style-name="T199"> </text:span><text:span text:style-name="T1">and teacher assistance. </text:span><text:span text:style-name="T124">I believe</text:span><text:span text:style-name="T125"> </text:span><text:span text:style-name="T1">that it should not be free for everyone, but</text:span><text:span text:style-name="T97"> </text:span><text:span text:style-name="T1">only for those who have worked hard while studying at school. While studying</text:span><text:span text:style-name="T97"> </text:span><text:span text:style-name="T1">at the university, we are constantly learning in an interesting direction for us,</text:span><text:span text:style-name="T97"> </text:span><text:span text:style-name="T1">and the teachers help us.</text:span></text:p>
            <text:p text:style-name="P20"><text:span text:style-name="T1"><text:tab/>Thanks to the fact that universities create conditions for learning, </text:span><text:span text:style-name="T229">such</text:span><text:span text:style-name="T109"> </text:span><text:span text:style-name="T229">as</text:span><text:span text:style-name="T1">, for example, </text:span><text:span text:style-name="T122">hall of residence</text:span><text:span text:style-name="T1">, people from different </text:span><text:span text:style-name="T230">parts</text:span><text:span text:style-name="T1"> of the country</text:span><text:span text:style-name="T97"> </text:span><text:span text:style-name="T1">can get into the best universities. </text:span><text:span text:style-name="T124">So</text:span><text:span text:style-name="T149">,</text:span><text:span text:style-name="T1"> I </text:span><text:span text:style-name="T147">have chosen</text:span><text:span text:style-name="T1"> SPbPU because it was the</text:span><text:span text:style-name="T97"> </text:span><text:span text:style-name="T1">best</text:span><text:span text:style-name="T132"> </text:span><text:span text:style-name="T1">university</text:span><text:span text:style-name="T129"> </text:span><text:span text:style-name="T1">with</text:span><text:span text:style-name="T201"> </text:span><text:span text:style-name="T1">the</text:span><text:span text:style-name="T201"> </text:span><text:span text:style-name="T1">direction</text:span><text:span text:style-name="T126"> </text:span><text:span text:style-name="T1">I</text:span><text:span text:style-name="T201"> </text:span><text:span text:style-name="T1">was</text:span><text:span text:style-name="T141"> </text:span><text:span text:style-name="T1">interested</text:span><text:span text:style-name="T129"> </text:span><text:span text:style-name="T1">in.</text:span></text:p>
            <text:p text:style-name="P16"><text:span text:style-name="T90">Our education system lacks a clear bridge between school and university. Students often lack direction, and </text:span><text:span text:style-name="Strong_20_Emphasis"><text:span text:style-name="T92">pass</text:span></text:span><text:span text:style-name="T90"> global </text:span><text:span text:style-name="Strong_20_Emphasis"><text:span text:style-name="T92">exams</text:span></text:span><text:span text:style-name="T90"> are rare, such as a session at the institute. </text:span><text:span text:style-name="T95">Consequently</text:span><text:span text:style-name="T90">, they struggle to align with their profession and face challenges in </text:span><text:span text:style-name="T92">get a good grades</text:span><text:span text:style-name="T90">.</text:span></text:p>
          </table:table-cell>
          <table:table-cell table:style-name="Таблица1.A1" office:value-type="string">
            <text:p text:style-name="P10" loext:marker-style-name="T53"/>
          </table:table-cell>
        </table:table-row>
        <table:table-row table:style-name="Таблица1.5">
          <table:table-cell table:style-name="Таблица1.A1" office:value-type="string">
            <text:p text:style-name="P13">Step 4. CREATIVE THINKING</text:p>
            <text:p text:style-name="P1">Introduce your own extra idea(s) on the topic that hasn’t/haven’t been mentioned before. Justify your choice.</text:p>
          </table:table-cell>
          <table:table-cell table:style-name="Таблица1.A1" office:value-type="string">
            <text:p text:style-name="P21"><text:span text:style-name="Strong_20_Emphasis"><text:span text:style-name="T17">Educational institutions</text:span></text:span><text:span text:style-name="T17"> should </text:span><text:span text:style-name="Strong_20_Emphasis"><text:span text:style-name="T17">prioritize emotional intelligence and well-being</text:span></text:span><text:span text:style-name="T17"> by integrating practices such as </text:span><text:span text:style-name="Strong_20_Emphasis"><text:span text:style-name="T17">mindfulness</text:span></text:span><text:span text:style-name="T17"> and </text:span><text:span text:style-name="Strong_20_Emphasis"><text:span text:style-name="T17">socio-emotional learning</text:span></text:span><text:span text:style-name="T17">. This fosters </text:span><text:span text:style-name="Strong_20_Emphasis"><text:span text:style-name="T17">resilient, compassionate, and self-aware individuals</text:span></text:span><text:span text:style-name="T17">, enabling them to </text:span><text:span text:style-name="Strong_20_Emphasis"><text:span text:style-name="T17">manage stress</text:span></text:span><text:span text:style-name="T17">, </text:span><text:span text:style-name="Strong_20_Emphasis"><text:span text:style-name="T17">build healthy relationships</text:span></text:span><text:span text:style-name="T17">, and </text:span><text:span text:style-name="Strong_20_Emphasis"><text:span text:style-name="T17">make responsible decisions</text:span></text:span><text:span text:style-name="T17">.</text:span></text:p>
          </table:table-cell>
          <table:table-cell table:style-name="Таблица1.A1" office:value-type="string">
            <text:p text:style-name="P10" loext:marker-style-name="T53"/>
          </table:table-cell>
        </table:table-row>
        <table:table-row table:style-name="Таблица1.6">
          <table:table-cell table:style-name="Таблица1.A1" office:value-type="string">
            <text:p text:style-name="P6" loext:marker-style-name="T9"><text:span text:style-name="T9">Step 6. Conclusion</text:span></text:p>
            <text:p text:style-name="P6" loext:marker-style-name="T9"><text:span text:style-name="T11">Summarise the ideas of steps 2, 3, 4.</text:span></text:p>
            <text:p text:style-name="P11" loext:marker-style-name="T11"/>
          </table:table-cell>
          <table:table-cell table:style-name="Таблица1.A1" office:value-type="string">
            <text:p text:style-name="P18"><text:span text:style-name="T123">In conclusion</text:span><text:span text:style-name="T148">,</text:span><text:span text:style-name="T96"> I would like to say that education is an important part</text:span><text:span text:style-name="T98"> </text:span><text:span text:style-name="T96">both</text:span><text:span text:style-name="T130"> </text:span><text:span text:style-name="T96">for</text:span><text:span text:style-name="T133"> </text:span><text:span text:style-name="T96">the</text:span><text:span text:style-name="T137"> </text:span><text:span text:style-name="T96">state</text:span><text:span text:style-name="T137"> </text:span><text:span text:style-name="T96">and</text:span><text:span text:style-name="T133"> </text:span><text:span text:style-name="T96">for</text:span><text:span text:style-name="T139"> </text:span><text:span text:style-name="T96">everyone.</text:span><text:span text:style-name="T137"> </text:span><text:span text:style-name="T96">We</text:span><text:span text:style-name="T137"> </text:span><text:span text:style-name="T96">should</text:span><text:span text:style-name="T133"> </text:span><text:span text:style-name="T96">support</text:span><text:span text:style-name="T137"> </text:span><text:span text:style-name="T96">the</text:span><text:span text:style-name="T189"> </text:span><text:span text:style-name="T96">desire</text:span><text:span text:style-name="T142"> </text:span><text:span text:style-name="T96">to</text:span><text:span text:style-name="T133"> </text:span><text:span text:style-name="T96">learn</text:span><text:span text:style-name="T133"> </text:span><text:span text:style-name="T96">at</text:span><text:span text:style-name="T110"> </text:span><text:span text:style-name="T96">any</text:span><text:span text:style-name="T217"> </text:span><text:span text:style-name="T96">age,</text:span><text:span text:style-name="T218"> </text:span><text:span text:style-name="T96">because</text:span><text:span text:style-name="T217"> </text:span><text:span text:style-name="T96">throughout</text:span><text:span text:style-name="T178"> </text:span><text:span text:style-name="T96">our</text:span><text:span text:style-name="T217"> </text:span><text:span text:style-name="T96">lives</text:span><text:span text:style-name="T178"> </text:span><text:span text:style-name="T96">we</text:span><text:span text:style-name="T219"> </text:span><text:span text:style-name="T96">need</text:span><text:span text:style-name="T172"> </text:span><text:span text:style-name="T96">to</text:span><text:span text:style-name="T217"> </text:span><text:span text:style-name="T96">develop</text:span><text:span text:style-name="T172"> </text:span><text:span text:style-name="T96">in</text:span><text:span text:style-name="T172"> </text:span><text:span text:style-name="T96">order</text:span><text:span text:style-name="T217"> </text:span><text:span text:style-name="T96">to</text:span><text:span text:style-name="T172"> </text:span><text:span text:style-name="T96">achieve</text:span><text:span text:style-name="T110"> </text:span><text:span text:style-name="T96">what</text:span><text:span text:style-name="T168"> </text:span><text:span text:style-name="T96">we</text:span><text:span text:style-name="T206"> </text:span><text:span text:style-name="T96">really</text:span><text:span text:style-name="T206"> </text:span><text:span text:style-name="T96">want.</text:span></text:p>
          </table:table-cell>
          <table:table-cell table:style-name="Таблица1.A1" office:value-type="string">
            <text:p text:style-name="P10" loext:marker-style-name="T53"/>
          </table:table-cell>
        </table:table-row>
      </table:table>
      <text:p text:style-name="P2"><text:span text:style-name="T232">Active Vocabulary: </text:span><text:span text:style-name="T234">27</text:span><text:span text:style-name="T232">, Grammar Structures: </text:span><text:span text:style-name="T234">4</text:span><text:span text:style-name="T232">, Linkers: </text:span><text:span text:style-name="T233">13</text:span><text:span text:style-name="T232">. Total: </text:span><text:span text:style-name="T234">577</text:span><text:span text:style-name="T232"> word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top="0.494cm" fo:margin-bottom="0.494cm" style:contextual-spacing="false" fo:line-height="100%"/>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353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8</meta:editing-cycles>
    <meta:print-date>2019-02-05T16:20:00</meta:print-date>
    <meta:creation-date>2024-03-05T20:17:00</meta:creation-date>
    <dc:date>2024-04-04T20:49:05.044147687</dc:date>
    <meta:editing-duration>PT2H50M30S</meta:editing-duration>
    <meta:generator>LibreOffice/7.6.6.3$Linux_X86_64 LibreOffice_project/60$Build-3</meta:generator>
    <meta:document-statistic meta:table-count="1" meta:image-count="0" meta:object-count="0" meta:page-count="2" meta:paragraph-count="31" meta:word-count="776" meta:character-count="4906" meta:non-whitespace-character-count="4147"/>
    <meta:user-defined meta:name="AppVersion">15.0000</meta:user-defined>
    <meta:user-defined meta:name="Company">Hewlett-Packard</meta:user-defined>
    <meta:template xlink:type="simple" xlink:actuate="onRequest" xlink:title="Normal" xlink:href=""/>
  </office:meta>
</office:document-meta>
</file>